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2541*"/>
    </style:style>
    <style:style style:name="Table53.B" style:family="table-column">
      <style:table-column-properties style:column-width="1.6986in" style:rel-column-width="2446*"/>
    </style:style>
    <style:style style:name="Table53.C" style:family="table-column">
      <style:table-column-properties style:column-width="3.6174in" style:rel-column-width="5209*"/>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Footnote">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Code">
      <style:text-properties fo:font-size="12pt" fo:font-weight="bold" style:font-size-asian="12pt" style:font-weight-asian="bold" style:font-size-complex="12pt" style:font-weight-complex="bold"/>
    </style:style>
    <style:style style:name="P47" style:family="paragraph" style:parent-style-name="Code">
      <style:paragraph-properties fo:text-align="justify" style:justify-single-word="false"/>
    </style:style>
    <style:style style:name="P48" style:family="paragraph" style:parent-style-name="Code">
      <style:text-properties style:text-underline-style="solid" style:text-underline-width="auto" style:text-underline-color="font-color" fo:font-weight="bold" style:font-weight-asian="bold" style:font-weight-complex="bold"/>
    </style:style>
    <style:style style:name="P49" style:family="paragraph" style:parent-style-name="Code">
      <style:text-properties style:font-name="Times New Roman" fo:font-size="14pt" style:font-name-asian="SimSun" style:font-size-asian="14pt" style:font-name-complex="Mangal" style:font-size-complex="14pt"/>
    </style:style>
    <style:style style:name="P50" style:family="paragraph" style:parent-style-name="Text_20_body">
      <style:paragraph-properties fo:break-before="page"/>
    </style:style>
    <style:style style:name="P51" style:family="paragraph" style:parent-style-name="Heading_20_1">
      <style:paragraph-properties fo:text-align="justify" style:justify-single-word="false"/>
    </style:style>
    <style:style style:name="P52" style:family="paragraph" style:parent-style-name="Heading_20_1">
      <style:paragraph-properties fo:break-before="pag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7.0602in" style:type="right" style:leader-style="dotted" style:leader-text="."/>
        </style:tab-stops>
      </style:paragraph-properties>
    </style:style>
    <style:style style:name="P55" style:family="paragraph" style:parent-style-name="Contents_20_2">
      <style:paragraph-properties>
        <style:tab-stops>
          <style:tab-stop style:position="6.8839in" style:type="right"/>
        </style:tab-stops>
      </style:paragraph-properties>
    </style:style>
    <style:style style:name="P56" style:family="paragraph" style:parent-style-name="Table_20_Contents">
      <style:paragraph-properties fo:text-align="justify" style:justify-single-word="false"/>
      <style:text-properties fo:font-weight="normal" style:font-weight-asian="normal" style:font-weight-complex="normal"/>
    </style:style>
    <style:style style:name="P57" style:family="paragraph" style:parent-style-name="Table_20_Contents">
      <style:paragraph-properties fo:text-align="justify" style:justify-single-word="false"/>
    </style:style>
    <style:style style:name="P58" style:family="paragraph" style:parent-style-name="Index_20_1">
      <style:paragraph-properties>
        <style:tab-stops>
          <style:tab-stop style:position="7.0807in" style:type="right"/>
        </style:tab-stops>
      </style:paragraph-properties>
    </style:style>
    <style:style style:name="P59" style:family="paragraph" style:parent-style-name="Index_20_Separator">
      <style:paragraph-properties>
        <style:tab-stops/>
      </style:paragraph-properties>
    </style:style>
    <style:style style:name="P60" style:family="paragraph" style:parent-style-name="Text_20_body" style:master-page-name="Standard">
      <style:paragraph-properties style:page-number="auto"/>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3">
      <style:paragraph-properties fo:text-align="justify" style:justify-single-word="false"/>
    </style:style>
    <style:style style:name="P64" style:family="paragraph" style:parent-style-name="Text_20_body" style:list-style-name="L5">
      <style:paragraph-properties fo:text-align="justify" style:justify-single-word="false"/>
    </style:style>
    <style:style style:name="P65" style:family="paragraph" style:parent-style-name="Text_20_body" style:list-style-name="L1">
      <style:paragraph-properties fo:text-align="justify" style:justify-single-word="false"/>
    </style:style>
    <style:style style:name="P66" style:family="paragraph" style:parent-style-name="Text_20_body" style:list-style-name="L8">
      <style:paragraph-properties fo:text-align="justify" style:justify-single-word="false"/>
    </style:style>
    <style:style style:name="P67" style:family="paragraph" style:parent-style-name="Text_20_body" style:list-style-name="L10">
      <style:paragraph-properties fo:text-align="justify" style:justify-single-word="false"/>
    </style:style>
    <style:style style:name="P68" style:family="paragraph" style:parent-style-name="Text_20_body" style:list-style-name="L11">
      <style:paragraph-properties fo:text-align="justify" style:justify-single-word="false"/>
    </style:style>
    <style:style style:name="P69" style:family="paragraph" style:parent-style-name="Text_20_body" style:list-style-name="L13">
      <style:paragraph-properties fo:text-align="justify" style:justify-single-word="false"/>
    </style:style>
    <style:style style:name="P70" style:family="paragraph" style:parent-style-name="Text_20_body" style:list-style-name="L14">
      <style:paragraph-properties fo:text-align="justify" style:justify-single-word="false"/>
    </style:style>
    <style:style style:name="P71" style:family="paragraph" style:parent-style-name="Text_20_body" style:list-style-name="L15">
      <style:paragraph-properties fo:text-align="justify" style:justify-single-word="false"/>
    </style:style>
    <style:style style:name="P72" style:family="paragraph" style:parent-style-name="Text_20_body" style:list-style-name="L16">
      <style:paragraph-properties fo:text-align="justify" style:justify-single-word="false"/>
    </style:style>
    <style:style style:name="P73" style:family="paragraph" style:parent-style-name="Text_20_body" style:list-style-name="L17">
      <style:paragraph-properties fo:text-align="justify" style:justify-single-word="false"/>
    </style:style>
    <style:style style:name="P74" style:family="paragraph" style:parent-style-name="Text_20_body" style:list-style-name="L18">
      <style:paragraph-properties fo:text-align="justify" style:justify-single-word="false"/>
    </style:style>
    <style:style style:name="P75" style:family="paragraph" style:parent-style-name="Text_20_body" style:list-style-name="L19">
      <style:paragraph-properties fo:text-align="justify" style:justify-single-word="false"/>
    </style:style>
    <style:style style:name="P76" style:family="paragraph" style:parent-style-name="Text_20_body" style:list-style-name="L4"/>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9"/>
    <style:style style:name="P81"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17, 2015</text:p>
      <text:p text:style-name="P2">Covering fOOrth version 0.0.3</text:p>
      <text:p text:style-name="P2">Status: Unpublished.</text:p>
      <text:p text:style-name="Text_20_body"/>
      <text:p text:style-name="Text_20_body"/>
      <text:p text:style-name="Text_20_body"/>
      <text:p text:style-name="P50"/>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3">Table of Contents</text:p>
          </text:index-title>
          <text:p text:style-name="P54">The MIT License (MIT).<text:tab/>5</text:p>
          <text:p text:style-name="P54">Introduction<text:tab/>6</text:p>
          <text:p text:style-name="P55">About the name fOOrth<text:tab/>6</text:p>
          <text:p text:style-name="P55">How fOOrth came to be<text:tab/>6</text:p>
          <text:p text:style-name="P55">Goals and Principles<text:tab/>7</text:p>
          <text:p text:style-name="P55">Report Card<text:tab/>8</text:p>
          <text:p text:style-name="P55">Special Note of Thanks<text:tab/>9</text:p>
          <text:p text:style-name="P54">Installation<text:tab/>10</text:p>
          <text:p text:style-name="P55">Ruby<text:tab/>10</text:p>
          <text:p text:style-name="P55">fOOrth<text:tab/>10</text:p>
          <text:p text:style-name="P55">Running fOOrth<text:tab/>11</text:p>
          <text:p text:style-name="P55">Testing<text:tab/>11</text:p>
          <text:p text:style-name="P55">Source Archive<text:tab/>11</text:p>
          <text:p text:style-name="P54">First Steps<text:tab/>12</text:p>
          <text:p text:style-name="P54">The Syntax and Style of fOOrth<text:tab/>14</text:p>
          <text:p text:style-name="P55">Syntax<text:tab/>14</text:p>
          <text:p text:style-name="P55">Spaces<text:tab/>14</text:p>
          <text:p text:style-name="P55">Comments<text:tab/>14</text:p>
          <text:p text:style-name="P55">String Literals<text:tab/>14</text:p>
          <text:p text:style-name="P55">Numeric Literals<text:tab/>15</text:p>
          <text:p text:style-name="P54">A fOOrth Calculator<text:tab/>16</text:p>
          <text:p text:style-name="P55">The Basics<text:tab/>16</text:p>
          <text:p text:style-name="P55">Stack Manipulation<text:tab/>17</text:p>
          <text:p text:style-name="P55">Programming<text:tab/>19</text:p>
          <text:p text:style-name="P55">Control Structures<text:tab/>20</text:p>
          <text:p text:style-name="P55">Data Memory<text:tab/>24</text:p>
          <text:p text:style-name="P54">Data Storage in fOOrth<text:tab/>25</text:p>
          <text:p text:style-name="P55">Typing<text:tab/>25</text:p>
          <text:p text:style-name="P55">Declarations<text:tab/>25</text:p>
          <text:p text:style-name="P55">Scoping<text:tab/>25</text:p>
          <text:p text:style-name="P55">Referencing<text:tab/>26</text:p>
          <text:p text:style-name="P55">Mutation<text:tab/>27</text:p>
          <text:p text:style-name="P54">Cloning Data<text:tab/>29</text:p>
          <text:p text:style-name="P55">Deep vs Shallow Copy<text:tab/>29</text:p>
          <text:p text:style-name="P55">Permissive Copying<text:tab/>31</text:p>
          <text:p text:style-name="P54">Handling Exceptions<text:tab/>32</text:p>
          <text:p text:style-name="P55">The Nature of Exceptions in fOOrth<text:tab/>32</text:p>
          <text:p text:style-name="P55">Handling Errors<text:tab/>32</text:p>
          <text:p text:style-name="P55">Generating Errors<text:tab/>37</text:p>
          <text:p text:style-name="P55">fOOrth Native Exception Codes:<text:tab/>38</text:p>
          <text:p text:style-name="P55">Application Error Codes:<text:tab/>39</text:p>
          <text:p text:style-name="P55">Ruby Mapped Exception Codes:<text:tab/>39</text:p>
          <text:p text:style-name="P54">The Class Tree<text:tab/>45</text:p>
          <text:p text:style-name="P55">A Brief Overview<text:tab/>45</text:p>
          <text:p text:style-name="P54">Method Mapping<text:tab/>47</text:p>
          <text:p text:style-name="P54">Routing<text:tab/>48</text:p>
          <text:p text:style-name="P55">Routing Internals<text:tab/>49</text:p>
          <text:p text:style-name="P54">Array<text:tab/>51</text:p>
          <text:p text:style-name="P55">Array Literals<text:tab/>51</text:p>
          <text:p text:style-name="P55">Class Methods<text:tab/>52</text:p>
          <text:p text:style-name="P55">Instance Methods<text:tab/>53</text:p>
          <text:p text:style-name="P55">See Also<text:tab/>61</text:p>
          <text:p text:style-name="P54">Class<text:tab/>62</text:p>
          <text:p text:style-name="P55">Instance Methods<text:tab/>62</text:p>
          <text:p text:style-name="P55">Commands<text:tab/>63</text:p>
          <text:p text:style-name="P55">See Also<text:tab/>64</text:p>
          <text:p text:style-name="P54">Complex<text:tab/>65</text:p>
          <text:p text:style-name="P55">Complex Literals<text:tab/>65</text:p>
          <text:p text:style-name="P55">Instance Methods<text:tab/>66</text:p>
          <text:p text:style-name="P55">Instance Stubs<text:tab/>66</text:p>
          <text:p text:style-name="P55">See Also<text:tab/>67</text:p>
          <text:p text:style-name="P54">FalseClass<text:tab/>68</text:p>
          <text:p text:style-name="P55">Instance Methods<text:tab/>68</text:p>
          <text:p text:style-name="P55">See Also<text:tab/>69</text:p>
          <text:p text:style-name="P54">Float<text:tab/>70</text:p>
          <text:p text:style-name="P55">Float Literals<text:tab/>70</text:p>
          <text:p text:style-name="P55">See Also<text:tab/>70</text:p>
          <text:p text:style-name="P54">Hash<text:tab/>71</text:p>
          <text:p text:style-name="P55">Hash Literals<text:tab/>71</text:p>
          <text:p text:style-name="P55">Instance Methods<text:tab/>71</text:p>
          <text:p text:style-name="P55">See Also<text:tab/>71</text:p>
          <text:p text:style-name="P54">InStream<text:tab/>72</text:p>
          <text:p text:style-name="P55">Class Methods<text:tab/>72</text:p>
          <text:p text:style-name="P55">Instance Methods<text:tab/>72</text:p>
          <text:p text:style-name="P55">Class Stubs<text:tab/>72</text:p>
          <text:p text:style-name="P55">See Also<text:tab/>72</text:p>
          <text:p text:style-name="P54">Integer<text:tab/>73</text:p>
          <text:p text:style-name="P55">Integer Literals<text:tab/>73</text:p>
          <text:p text:style-name="P55">Instance Methods<text:tab/>73</text:p>
          <text:p text:style-name="P55">See Also<text:tab/>74</text:p>
          <text:p text:style-name="P54">MaxNumeric<text:tab/>75</text:p>
          <text:p text:style-name="P55">MaxNumeric Literals<text:tab/>75</text:p>
          <text:p text:style-name="P55">Instance Methods<text:tab/>75</text:p>
          <text:p text:style-name="P54">MinNumeric<text:tab/>76</text:p>
          <text:p text:style-name="P55"><text:soft-page-break/>Min Numeric Literals<text:tab/>76</text:p>
          <text:p text:style-name="P55">Instance Methods<text:tab/>76</text:p>
          <text:p text:style-name="P54">NilClass<text:tab/>77</text:p>
          <text:p text:style-name="P55">Instance Methods<text:tab/>77</text:p>
          <text:p text:style-name="P55">See Also<text:tab/>78</text:p>
          <text:p text:style-name="P54">Numeric<text:tab/>79</text:p>
          <text:p text:style-name="P55">Instance Methods<text:tab/>79</text:p>
          <text:p text:style-name="P55">See Also<text:tab/>81</text:p>
          <text:p text:style-name="P54">Object<text:tab/>82</text:p>
          <text:p text:style-name="P55">Instance Methods<text:tab/>82</text:p>
          <text:p text:style-name="P55">See Also<text:tab/>91</text:p>
          <text:p text:style-name="P54">OutStream<text:tab/>92</text:p>
          <text:p text:style-name="P55">Class Methods<text:tab/>92</text:p>
          <text:p text:style-name="P55">Instance Methods<text:tab/>92</text:p>
          <text:p text:style-name="P55">Class Stubs<text:tab/>92</text:p>
          <text:p text:style-name="P55">See Also<text:tab/>93</text:p>
          <text:p text:style-name="P54">Procedure<text:tab/>94</text:p>
          <text:p text:style-name="P55">Procedure Literals<text:tab/>94</text:p>
          <text:p text:style-name="P55">Instance Methods<text:tab/>94</text:p>
          <text:p text:style-name="P55">See Also<text:tab/>94</text:p>
          <text:p text:style-name="P54">Queue<text:tab/>95</text:p>
          <text:p text:style-name="P55">Instance Methods<text:tab/>95</text:p>
          <text:p text:style-name="P55">See Also<text:tab/>95</text:p>
          <text:p text:style-name="P54">Rational<text:tab/>96</text:p>
          <text:p text:style-name="P55">Rational Literals<text:tab/>96</text:p>
          <text:p text:style-name="P55">Instance Methods<text:tab/>96</text:p>
          <text:p text:style-name="P55">See Also<text:tab/>97</text:p>
          <text:p text:style-name="P54">Stack<text:tab/>98</text:p>
          <text:p text:style-name="P55">Instance Methods<text:tab/>98</text:p>
          <text:p text:style-name="P55">See Also<text:tab/>98</text:p>
          <text:p text:style-name="P54">String<text:tab/>99</text:p>
          <text:p text:style-name="P55">String Literals<text:tab/>99</text:p>
          <text:p text:style-name="P55">Instance Methods<text:tab/>99</text:p>
          <text:p text:style-name="P55">See Also<text:tab/>100</text:p>
          <text:p text:style-name="P54">Thread<text:tab/>101</text:p>
          <text:p text:style-name="P55">Class Methods<text:tab/>101</text:p>
          <text:p text:style-name="P55">Instance Methods<text:tab/>101</text:p>
          <text:p text:style-name="P55">See Also<text:tab/>101</text:p>
          <text:p text:style-name="P54">TrueClass<text:tab/>102</text:p>
          <text:p text:style-name="P55">See Also<text:tab/>102</text:p>
          <text:p text:style-name="P54">VirtualMachine<text:tab/>103</text:p>
          <text:p text:style-name="P55">Instance Methods<text:tab/>103</text:p>
          <text:p text:style-name="P55">Commands<text:tab/>108</text:p>
          <text:p text:style-name="P55">See Also<text:tab/>109</text:p>
          <text:p text:style-name="P54">Appendix A – Symbol Glossary<text:tab/>110</text:p>
          <text:p text:style-name="P54">Appendix B – Regular Expressions<text:tab/>112</text:p>
          <text:p text:style-name="P54">Edit History:<text:tab/>115</text:p>
        </text:index-body>
      </text:table-of-content>
      <text:p text:style-name="Text_20_body"/>
      <text:h text:style-name="P5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1" text:outline-level="1">Introduction</text:h>
      <text:h text:style-name="Heading_20_2" text:outline-level="2">About the name fOOrth</text:h>
      <text:p text:style-name="Standard"/>
      <text:p text:style-name="P10">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951889993263448288" text:style-name="L1">
        <text:list-item>
          <text:p text:style-name="P61">A Simple, Easy-to-Understand syntax that is none the less, Expressive and Compact:</text:p>
        </text:list-item>
      </text:list>
      <text:list xml:id="list7348719444140605204" text:style-name="L2">
        <text:list-item>
          <text:list>
            <text:list-item>
              <text:p text:style-name="P62">Source code in fOOrth is free-form with no line oriented limitations or rules.</text:p>
            </text:list-item>
            <text:list-item>
              <text:p text:style-name="P62">Support is given to the easy representation of common literal data such as strings, integers, floating point numbers, rational numbers, and complex numbers.</text:p>
            </text:list-item>
          </text:list>
        </text:list-item>
      </text:list>
      <text:list xml:id="list39205021" text:continue-list="list3951889993263448288" text:style-name="L1">
        <text:list-item>
          <text:p text:style-name="P61">Safe Data and Data Structures:</text:p>
        </text:list-item>
      </text:list>
      <text:list xml:id="list4609336705364691668" text:style-name="L3">
        <text:list-item>
          <text:list>
            <text:list-item>
              <text:p text:style-name="P63">Simple, reliable arithmetic. In fOOrth, integer operations never overflow. Rational values can be represented exactly, complex numbers are supported, and conversions between numeric types are simple.</text:p>
            </text:list-item>
            <text:list-item>
              <text:p text:style-name="P63"><text:soft-page-break/>Strings grow as needed without the need to allocate space or worry about overflow.</text:p>
            </text:list-item>
            <text:list-item>
              <text:p text:style-name="P63">Data containers such as arrays and hashes grow as needed. Out of range subscripts cannot access undefined memory regions. </text:p>
            </text:list-item>
          </text:list>
        </text:list-item>
      </text:list>
      <text:list xml:id="list39185799" text:continue-list="list39205021" text:style-name="L1">
        <text:list-item>
          <text:p text:style-name="P61">Message Passing:</text:p>
        </text:list-item>
      </text:list>
      <text:list xml:id="list6009637333607519977" text:style-name="L4">
        <text:list-item>
          <text:list>
            <text:list-item>
              <text:p text:style-name="P76">In fOOrth all actions take the form of messages sent to a receiver.</text:p>
            </text:list-item>
            <text:list-item>
              <text:p text:style-name="P76">The routing of messages is specified by the exact type of the message.</text:p>
            </text:list-item>
            <text:list-item>
              <text:p text:style-name="P76">Message receivers include data items on the stack as well as the virtual machine object associated with the current thread of execution.</text:p>
            </text:list-item>
            <text:list-item>
              <text:p text:style-name="P76">Messages for which no routing specification can be found, generate an error at compile time.</text:p>
            </text:list-item>
          </text:list>
        </text:list-item>
      </text:list>
      <text:list xml:id="list39200409" text:continue-list="list39185799" text:style-name="L1">
        <text:list-item>
          <text:p text:style-name="P61">Object Oriented Design:</text:p>
        </text:list-item>
      </text:list>
      <text:list xml:id="list6277916895017763762" text:style-name="L5">
        <text:list-item>
          <text:list>
            <text:list-item>
              <text:p text:style-name="P64">Support class based inheritance, with a non-cyclic (single inheritance) tree derived from a common base Object class.</text:p>
            </text:list-item>
            <text:list-item>
              <text:p text:style-name="P77">Support late binding and polymorphism through message interface compatibility or “duck” typing.</text:p>
            </text:list-item>
          </text:list>
        </text:list-item>
      </text:list>
      <text:list xml:id="list39190435" text:continue-list="list39200409" text:style-name="L1">
        <text:list-item>
          <text:p text:style-name="P61">Meta programming: </text:p>
        </text:list-item>
      </text:list>
      <text:list xml:id="list3176294582900645912" text:style-name="L6">
        <text:list-item>
          <text:list>
            <text:list-item>
              <text:p text:style-name="P78">Support extensible language constructs by making the compiler an accessible part of the system.</text:p>
            </text:list-item>
          </text:list>
        </text:list-item>
      </text:list>
      <text:list xml:id="list39191726" text:continue-list="list39190435" text:style-name="L1">
        <text:list-item>
          <text:p text:style-name="P61">Reliability:</text:p>
        </text:list-item>
      </text:list>
      <text:list xml:id="list6455239381541698751" text:style-name="L7">
        <text:list-item>
          <text:list>
            <text:list-item>
              <text:p text:style-name="P79">Errors should be detected as soon as possible. </text:p>
            </text:list-item>
            <text:list-item>
              <text:p text:style-name="P79">Language constructs should not be designed in a way that causes simple coding errors to spin off into infinite loops. </text:p>
            </text:list-item>
          </text:list>
        </text:list-item>
      </text:list>
      <text:list xml:id="list39202373" text:continue-list="list39191726" text:style-name="L1">
        <text:list-item>
          <text:p text:style-name="P65">Building on the host language:</text:p>
        </text:list-item>
      </text:list>
      <text:list xml:id="list6293558505055935477" text:style-name="L8">
        <text:list-item>
          <text:list>
            <text:list-item>
              <text:p text:style-name="P6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07549908"/>Thanks<text:alphabetical-index-mark-end text:id="IMark107549908"/></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874527307017960528" text:style-name="L9">
        <text:list-item>
          <text:p text:style-name="P80">ruby 1.9.3p484 (2013-11-22) [i386-mingw32]</text:p>
        </text:list-item>
        <text:list-item>
          <text:p text:style-name="P80">ruby 2.1.5p273 (2014-11-13 revision 48405) [i386-mingw32]</text:p>
        </text:list-item>
        <text:list-item>
          <text:p text:style-name="P80">Rubinius – to be tested!</text:p>
        </text:list-item>
        <text:list-item>
          <text:p text:style-name="P8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0">Once fOOrth is installed, there are several options for running the language environment. These are:</text:p>
      <text:p text:style-name="P10"/>
      <text:h text:style-name="Heading_20_3" text:outline-level="3"><text:alphabetical-index-mark-start text:id="IMark107549908"/>Rake<text:alphabetical-index-mark-end text:id="IMark107549908"/>:</text:h>
      <text:p text:style-name="P1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7549908"/>Demo.rb<text:alphabetical-index-mark-end text:id="IMark10754990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07549908"/>Testing<text:alphabetical-index-mark-end text:id="IMark107549908"/></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2" text:outline-level="2">Source <text:alphabetical-index-mark-start text:id="IMark107549908"/>Archive<text:alphabetical-index-mark-end text:id="IMark107549908"/></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2">Tokens</text:p>
          </table:table-cell>
          <table:table-cell table:style-name="Table1.A1" office:value-type="string">
            <text:p text:style-name="P13">4</text:p>
          </table:table-cell>
          <table:table-cell table:style-name="Table1.A1" office:value-type="string">
            <text:p text:style-name="P13">5</text:p>
          </table:table-cell>
          <table:table-cell table:style-name="Table1.A1" office:value-type="string">
            <text:p text:style-name="P13">+</text:p>
          </table:table-cell>
          <table:table-cell table:style-name="Table1.E1" office:value-type="string">
            <text:p text:style-name="P13">.</text:p>
          </table:table-cell>
        </table:table-row>
        <table:table-row>
          <table:table-cell table:style-name="Table1.A2" office:value-type="string">
            <text:p text:style-name="P12">Output</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9'</text:p>
          </table:table-cell>
        </table:table-row>
        <table:table-row>
          <table:table-cell table:style-name="Table1.A3" table:number-rows-spanned="2" office:value-type="string">
            <text:p text:style-name="P12">Data Stack</text:p>
          </table:table-cell>
          <table:table-cell table:style-name="Table1.A2" office:value-type="string">
            <text:p text:style-name="P12">4</text:p>
          </table:table-cell>
          <table:table-cell table:style-name="Table1.A2" office:value-type="string">
            <text:p text:style-name="P12">5</text:p>
          </table:table-cell>
          <table:table-cell table:style-name="Table1.A2" office:value-type="string">
            <text:p text:style-name="P12">9</text:p>
          </table:table-cell>
          <table:table-cell table:style-name="Table1.E2" office:value-type="string">
            <text:p text:style-name="P12"/>
          </table:table-cell>
        </table:table-row>
        <table:table-row>
          <table:covered-table-cell/>
          <table:table-cell table:style-name="Table1.A2" office:value-type="string">
            <text:p text:style-name="P12"/>
          </table:table-cell>
          <table:table-cell table:style-name="Table1.A2" office:value-type="string">
            <text:p text:style-name="P12">4</text:p>
          </table:table-cell>
          <table:table-cell table:style-name="Table1.A2" office:value-type="string">
            <text:p text:style-name="P12"/>
          </table:table-cell>
          <table:table-cell table:style-name="Table1.E2" office:value-type="string">
            <text:p text:style-name="P12"/>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2">Infix</text:p>
          </table:table-cell>
          <table:table-cell table:style-name="Table2.A1" office:value-type="string">
            <text:p text:style-name="P12">Postfix</text:p>
          </table:table-cell>
          <table:table-cell table:style-name="Table2.C1" office:value-type="string">
            <text:p text:style-name="P12">Result</text:p>
          </table:table-cell>
        </table:table-row>
        <table:table-row>
          <table:table-cell table:style-name="Table2.A2" office:value-type="string">
            <text:p text:style-name="P12">2+3*4</text:p>
          </table:table-cell>
          <table:table-cell table:style-name="Table2.A2" office:value-type="string">
            <text:p text:style-name="P12">2 3 4 * +</text:p>
          </table:table-cell>
          <table:table-cell table:style-name="Table2.C2" office:value-type="string">
            <text:p text:style-name="P12">14</text:p>
          </table:table-cell>
        </table:table-row>
        <table:table-row>
          <table:table-cell table:style-name="Table2.A2" office:value-type="string">
            <text:p text:style-name="P12">(2+3)*4</text:p>
          </table:table-cell>
          <table:table-cell table:style-name="Table2.A2" office:value-type="string">
            <text:p text:style-name="P12">2 3 + 4 *</text:p>
          </table:table-cell>
          <table:table-cell table:style-name="Table2.C2" office:value-type="string">
            <text:p text:style-name="P12">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2">Language</text:p>
            <text:p text:style-name="P12">Tokens</text:p>
          </table:table-cell>
          <table:table-cell table:style-name="Table3.B1" table:number-columns-spanned="2" office:value-type="string">
            <text:p text:style-name="P12">Abstract Pseudo-Code Generated</text:p>
          </table:table-cell>
          <table:covered-table-cell/>
        </table:table-row>
        <table:table-row>
          <table:covered-table-cell/>
          <table:table-cell table:style-name="Table3.B2" office:value-type="string">
            <text:p text:style-name="P12">FORTH</text:p>
          </table:table-cell>
          <table:table-cell table:style-name="Table3.C2" office:value-type="string">
            <text:p text:style-name="P12">fOOrth</text:p>
          </table:table-cell>
        </table:table-row>
        <table:table-row>
          <table:table-cell table:style-name="Table3.B2" office:value-type="string">
            <text:p text:style-name="P13">4</text:p>
          </table:table-cell>
          <table:table-cell table:style-name="Table3.B2" office:value-type="string">
            <text:p text:style-name="P12">Push_integer 4</text:p>
          </table:table-cell>
          <table:table-cell table:style-name="Table3.C2" office:value-type="string">
            <text:p text:style-name="P12">Push_integer 4</text:p>
          </table:table-cell>
        </table:table-row>
        <table:table-row>
          <table:table-cell table:style-name="Table3.B2" office:value-type="string">
            <text:p text:style-name="P13">5</text:p>
          </table:table-cell>
          <table:table-cell table:style-name="Table3.B2" office:value-type="string">
            <text:p text:style-name="P12">Push_integer 5</text:p>
          </table:table-cell>
          <table:table-cell table:style-name="Table3.C2" office:value-type="string">
            <text:p text:style-name="P12">Push_integer 5</text:p>
          </table:table-cell>
        </table:table-row>
        <table:table-row>
          <table:table-cell table:style-name="Table3.A5" office:value-type="string">
            <text:p text:style-name="P13">+</text:p>
          </table:table-cell>
          <table:table-cell table:style-name="Table3.B2" office:value-type="string">
            <text:p text:style-name="P12">T<text:span text:style-name="T6">1</text:span> = Pop_integer</text:p>
            <text:p text:style-name="P12">T<text:span text:style-name="T6">2</text:span> = Pop_integer</text:p>
            <text:p text:style-name="P12">T<text:span text:style-name="T6">3 </text:span>= Add_integers T<text:span text:style-name="T6">2 </text:span>,T<text:span text:style-name="T6">1</text:span></text:p>
            <text:p text:style-name="P12">Push_integer T<text:span text:style-name="T6">3</text:span></text:p>
          </table:table-cell>
          <table:table-cell table:style-name="Table3.C2" office:value-type="string">
            <text:p text:style-name="P12">T<text:span text:style-name="T6">1</text:span> = Pop_object</text:p>
            <text:p text:style-name="P12">T<text:span text:style-name="T6">2</text:span> = Pop_object</text:p>
            <text:p text:style-name="P12">T<text:span text:style-name="T6">3</text:span> = T<text:span text:style-name="T6">2</text:span>.Add(T<text:span text:style-name="T6">1</text:span>)</text:p>
            <text:p text:style-name="P12">Push_object T<text:span text:style-name="T6">3</text:span></text:p>
          </table:table-cell>
        </table:table-row>
        <table:table-row>
          <table:table-cell table:style-name="Table3.A5" office:value-type="string">
            <text:p text:style-name="P13">.</text:p>
          </table:table-cell>
          <table:table-cell table:style-name="Table3.B2" office:value-type="string">
            <text:p text:style-name="P12">T<text:span text:style-name="T6">1</text:span> = Pop_integer</text:p>
            <text:p text:style-name="P12">Print_integer T<text:span text:style-name="T6">1</text:span></text:p>
          </table:table-cell>
          <table:table-cell table:style-name="Table3.C2" office:value-type="string">
            <text:p text:style-name="P12">T<text:span text:style-name="T6">1</text:span> = Pop_object</text:p>
            <text:p text:style-name="P12">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6"><text:alphabetical-index-mark-start text:id="IMark165982636"/>drop<text:alphabetical-index-mark-end text:id="IMark165982636"/>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7">&gt;</text:p>
          </table:table-cell>
        </table:table-row>
        <table:table-row table:style-name="Table54.1">
          <table:table-cell table:style-name="Table54.A2" office:value-type="string">
            <text:p text:style-name="P16"><text:alphabetical-index-mark-start text:id="IMark165982636"/>dup<text:alphabetical-index-mark-end text:id="IMark165982636"/>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7">&gt;</text:p>
          </table:table-cell>
        </table:table-row>
        <table:table-row table:style-name="Table54.1">
          <table:table-cell table:style-name="Table54.A2" office:value-type="string">
            <text:p text:style-name="P16"><text:alphabetical-index-mark-start text:id="IMark165982636"/>nip<text:alphabetical-index-mark-end text:id="IMark165982636"/>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7">&gt;</text:p>
          </table:table-cell>
        </table:table-row>
        <table:table-row table:style-name="Table54.1">
          <table:table-cell table:style-name="Table54.A2" office:value-type="string">
            <text:p text:style-name="P16"><text:alphabetical-index-mark-start text:id="IMark165982636"/>over<text:alphabetical-index-mark-end text:id="IMark165982636"/>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6"><text:alphabetical-index-mark-start text:id="IMark165982636"/>pick<text:alphabetical-index-mark-end text:id="IMark165982636"/>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65982636"/>swap<text:alphabetical-index-mark-end text:id="IMark165982636"/>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7">&gt;</text:p>
          </table:table-cell>
        </table:table-row>
        <table:table-row table:style-name="Table54.1">
          <table:table-cell table:style-name="Table54.A2" office:value-type="string">
            <text:p text:style-name="P16"><text:alphabetical-index-mark-start text:id="IMark165982636"/>tuck<text:alphabetical-index-mark-end text:id="IMark165982636"/>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653952066190607203" text:style-name="L10">
        <text:list-item>
          <text:p text:style-name="P67">To store return addresses for word calls. In fOOrth this is handled by the Ruby virtual machine.</text:p>
        </text:list-item>
        <text:list-item>
          <text:p text:style-name="P67">To store context for control structures. In fOOrth the context mechanism provides for a far richer and more reliable set of control, compile, and data structures.</text:p>
        </text:list-item>
        <text:list-item>
          <text:p text:style-name="P6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42093796"/>if<text:alphabetical-index-mark-end text:id="IMark24209379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242093796"/>else<text:alphabetical-index-mark-end text:id="IMark242093796"/>” and “<text:alphabetical-index-mark-start text:id="IMark242092308"/>then<text:alphabetical-index-mark-end text:id="IMark242092308"/>”.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242092308"/>switch<text:alphabetical-index-mark-end text:id="IMark242092308"/>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42092308"/>do<text:alphabetical-index-mark-end text:id="IMark242092308"/>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242092308"/>loop<text:alphabetical-index-mark-end text:id="IMark242092308"/>” commands mark the boundaries of the loop; The “<text:alphabetical-index-mark-start text:id="IMark242093796"/>i<text:alphabetical-index-mark-end text:id="IMark242093796"/>” command is used to retrieve the current loop counter value. For nested loops, the “<text:alphabetical-index-mark-start text:id="IMark242093460"/>j<text:alphabetical-index-mark-end text:id="IMark242093460"/>” command retrieves the value of the outer loops counter value. <text:s/>By default, the “loop” command adds one to the loop value. For more flexible looping, the “<text:alphabetical-index-mark-start text:id="IMark242092644"/>+loop<text:alphabetical-index-mark-end text:id="IMark24209264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42092644"/>-i<text:alphabetical-index-mark-end text:id="IMark242092644"/> and <text:alphabetical-index-mark-start text:id="IMark242093460"/>-j<text:alphabetical-index-mark-end text:id="IMark242093460"/></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242093460"/>begin<text:alphabetical-index-mark-end text:id="IMark242093460"/>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5430028676393960421" text:style-name="L11">
        <text:list-item>
          <text:p text:style-name="P68">begin … <text:alphabetical-index-mark-start text:id="IMark242093796"/>until<text:alphabetical-index-mark-end text:id="IMark242093796"/> – loops until the top of stack is true.</text:p>
        </text:list-item>
        <text:list-item>
          <text:p text:style-name="P68">begin … <text:alphabetical-index-mark-start text:id="IMark242093460"/>again<text:alphabetical-index-mark-end text:id="IMark242093460"/> – loops indefinitely </text:p>
        </text:list-item>
        <text:list-item>
          <text:p text:style-name="P68">begin … <text:alphabetical-index-mark-start text:id="IMark242093796"/>repeat<text:alphabetical-index-mark-end text:id="IMark242093796"/>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8"/>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42093796"/>Typing<text:alphabetical-index-mark-end text:id="IMark242093796"/></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42093796"/>Duck Typing<text:alphabetical-index-mark-end text:id="IMark242093796"/><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42093796"/>Declarations<text:alphabetical-index-mark-end text:id="IMark242093796"/></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242093796"/>Scoping<text:alphabetical-index-mark-end text:id="IMark242093796"/></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242093796"/><text:span text:style-name="T7">val:</text:span><text:alphabetical-index-mark-end text:id="IMark242093796"/> and <text:alphabetical-index-mark-start text:id="IMark242092644"/><text:span text:style-name="T7">var:</text:span><text:alphabetical-index-mark-end text:id="IMark242092644"/></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42092644"/><text:span text:style-name="T7">.init</text:span><text:alphabetical-index-mark-end text:id="IMark242092644"/> method being the most popular since it is called to initialize a new instance of the object.</text:p>
      <text:p text:style-name="P3">Methods: <text:alphabetical-index-mark-start text:id="IMark242092644"/><text:span text:style-name="T7">val@:</text:span><text:alphabetical-index-mark-end text:id="IMark242092644"/> and <text:alphabetical-index-mark-start text:id="IMark242093796"/><text:span text:style-name="T7">var@:</text:span><text:alphabetical-index-mark-end text:id="IMark242093796"/></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242093796"/><text:span text:style-name="T7">val#:</text:span><text:alphabetical-index-mark-end text:id="IMark242093796"/> and <text:alphabetical-index-mark-start text:id="IMark242092644"/><text:span text:style-name="T7">var#:</text:span><text:alphabetical-index-mark-end text:id="IMark242092644"/></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242092644"/><text:span text:style-name="T7">val$:</text:span><text:alphabetical-index-mark-end text:id="IMark242092644"/> and <text:alphabetical-index-mark-start text:id="IMark242093796"/><text:span text:style-name="T7">var$:</text:span><text:alphabetical-index-mark-end text:id="IMark242093796"/></text:p>
      <text:p text:style-name="P3">Regex for valid local variable names: <text:span text:style-name="T7">/^\$[a-z][a-z0-9_]*$/</text:span></text:p>
      <text:p text:style-name="Text_20_body">Notes:</text:p>
      <text:p text:style-name="Text_20_body"/>
      <text:h text:style-name="Heading_20_2" text:outline-level="2"><text:alphabetical-index-mark-start text:id="IMark242093796"/>Referencing<text:alphabetical-index-mark-end text:id="IMark242093796"/></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6">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16">Sample Declarations</text:p>
          </table:table-cell>
          <table:table-cell table:style-name="Table56.A2" office:value-type="string">
            <text:p text:style-name="P12">0 var: score</text:p>
          </table:table-cell>
          <table:table-cell table:style-name="Table56.C2" office:value-type="string">
            <text:p text:style-name="P12">10 val: max_score</text:p>
          </table:table-cell>
        </table:table-row>
        <table:table-row>
          <table:table-cell table:style-name="Table56.A3" office:value-type="string">
            <text:p text:style-name="P16">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16">Retrieve the value of the variable.</text:p>
          </table:table-cell>
          <table:table-cell table:style-name="Table56.A2" office:value-type="string">
            <text:p text:style-name="P12">score @</text:p>
          </table:table-cell>
          <table:table-cell table:style-name="Table56.C2" office:value-type="string">
            <text:p text:style-name="P12">max_score </text:p>
          </table:table-cell>
        </table:table-row>
        <table:table-row>
          <table:table-cell table:style-name="Table56.A2" office:value-type="string">
            <text:p text:style-name="P16">Update the value of the variable.</text:p>
          </table:table-cell>
          <table:table-cell table:style-name="Table56.A2" office:value-type="string">
            <text:p text:style-name="P12">1 score !</text:p>
          </table:table-cell>
          <table:table-cell table:style-name="Table56.C2" office:value-type="string">
            <text:p text:style-name="P12">--<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6">Get a reference to the variable.</text:p>
          </table:table-cell>
          <table:table-cell table:style-name="Table56.A2" office:value-type="string">
            <text:p text:style-name="P12">score</text:p>
          </table:table-cell>
          <table:table-cell table:style-name="Table56.C2" office:value-type="string">
            <text:p text:style-name="P12">--<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42093796"/>Mutation<text:alphabetical-index-mark-end text:id="IMark242093796"/></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3">Method</text:p>
          </table:table-cell>
          <table:table-cell table:style-name="Table57.B1" office:value-type="string">
            <text:p text:style-name="P13">Stack Before</text:p>
          </table:table-cell>
          <table:table-cell table:style-name="Table57.B1" office:value-type="string">
            <text:p text:style-name="P13">Stack After</text:p>
          </table:table-cell>
          <table:table-cell table:style-name="Table57.A1" office:value-type="string">
            <text:p text:style-name="P15">Description</text:p>
          </table:table-cell>
          <table:table-cell table:style-name="Table57.A1" office:value-type="string">
            <text:p text:style-name="P13">Time Used</text:p>
          </table:table-cell>
          <table:table-cell table:style-name="Table57.F1" office:value-type="string">
            <text:p text:style-name="P13">Copy Depth</text:p>
          </table:table-cell>
        </table:table-row>
        <table:table-row>
          <table:table-cell table:style-name="Table57.A2" office:value-type="string">
            <text:p text:style-name="P23">dup</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16">Duplicate the data without any copying.</text:p>
          </table:table-cell>
          <table:table-cell table:style-name="Table57.A2" office:value-type="string">
            <text:p text:style-name="P12">Least</text:p>
          </table:table-cell>
          <table:table-cell table:style-name="Table57.F2" office:value-type="string">
            <text:p text:style-name="P12">None</text:p>
          </table:table-cell>
        </table:table-row>
        <table:table-row>
          <table:table-cell table:style-name="Table57.A3" office:value-type="string">
            <text:p text:style-name="P23">copy</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16">Duplicate the data with a shallow copy.</text:p>
          </table:table-cell>
          <table:table-cell table:style-name="Table57.E3" table:number-rows-spanned="2" office:value-type="string">
            <text:p text:style-name="P12">Moderate</text:p>
          </table:table-cell>
          <table:table-cell table:style-name="Table57.F3" table:number-rows-spanned="2" office:value-type="string">
            <text:p text:style-name="P12">One Level</text:p>
          </table:table-cell>
        </table:table-row>
        <table:table-row>
          <table:table-cell table:style-name="Table57.A3" office:value-type="string">
            <text:p text:style-name="P23">.copy</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16">Replace the data with a shallow copy.</text:p>
          </table:table-cell>
          <table:covered-table-cell/>
          <table:covered-table-cell/>
        </table:table-row>
        <table:table-row>
          <table:table-cell table:style-name="Table57.A3" office:value-type="string">
            <text:p text:style-name="P23">clone</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16">Duplicate the data with a deep copy.</text:p>
          </table:table-cell>
          <table:table-cell table:style-name="Table57.E3" table:number-rows-spanned="2" office:value-type="string">
            <text:p text:style-name="P12">Most</text:p>
          </table:table-cell>
          <table:table-cell table:style-name="Table57.F3" table:number-rows-spanned="2" office:value-type="string">
            <text:p text:style-name="P12">All Levels</text:p>
          </table:table-cell>
        </table:table-row>
        <table:table-row>
          <table:table-cell table:style-name="Table57.A3" office:value-type="string">
            <text:p text:style-name="P23">.clone</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16">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556465253066207297" text:style-name="L12">
        <text:list-item>
          <text:p text:style-name="P81">No Copying</text:p>
        </text:list-item>
        <text:list-item>
          <text:p text:style-name="P81">Shallow Copying</text:p>
        </text:list-item>
        <text:list-item>
          <text:p text:style-name="P81">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42093796"/>try<text:alphabetical-index-mark-end text:id="IMark242093796"/> block</text:h>
      <text:p text:style-name="P3">The bare basics of an exception handled code block is:</text:p>
      <text:p text:style-name="Code"/>
      <text:p text:style-name="Code">try (dangerous code here) <text:alphabetical-index-mark-start text:id="IMark242093796"/>catch<text:alphabetical-index-mark-end text:id="IMark242093796"/>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242093796"/>?"<text:alphabetical-index-mark-end text:id="IMark24209379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42093796"/>bounce<text:alphabetical-index-mark-end text:id="IMark242093796"/>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242093796"/>bounce<text:alphabetical-index-mark-end text:id="IMark242093796"/>”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42093796"/>finally<text:alphabetical-index-mark-end text:id="IMark242093796"/>”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242093796"/>try<text:alphabetical-index-mark-end text:id="IMark242093796"/></text:p>
      <text:p text:style-name="Code"><text:s text:c="2"/>(dangerous code)</text:p>
      <text:p text:style-name="Code">(optional) <text:alphabetical-index-mark-start text:id="IMark242093796"/>catch<text:alphabetical-index-mark-end text:id="IMark242093796"/></text:p>
      <text:p text:style-name="Code"><text:s text:c="2"/>(exception handler with optional <text:alphabetical-index-mark-start text:id="IMark242093796"/>?"<text:alphabetical-index-mark-end text:id="IMark242093796"/>Exx" and <text:alphabetical-index-mark-start text:id="IMark165906524"/>bounce<text:alphabetical-index-mark-end text:id="IMark165906524"/>)</text:p>
      <text:p text:style-name="Code">(optional) <text:alphabetical-index-mark-start text:id="IMark165906524"/>finally<text:alphabetical-index-mark-end text:id="IMark165906524"/></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5906524"/>throw"<text:alphabetical-index-mark-end text:id="IMark165906524"/>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65906524"/>.throw<text:alphabetical-index-mark-end text:id="IMark165906524"/></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6">Object</text:p>
      <text:p text:style-name="P46"><text:tab/>Array</text:p>
      <text:p text:style-name="P46"><text:tab/>Class</text:p>
      <text:p text:style-name="P46"><text:tab/>FalseClass</text:p>
      <text:p text:style-name="P46"><text:tab/>Hash</text:p>
      <text:p text:style-name="P46"><text:tab/>InStream</text:p>
      <text:p text:style-name="P46"><text:tab/>MaxNumeric</text:p>
      <text:p text:style-name="P46"><text:tab/>MinNumeric</text:p>
      <text:p text:style-name="P46"><text:tab/>NilClass</text:p>
      <text:p text:style-name="P46"><text:tab/>Numeric</text:p>
      <text:p text:style-name="P46"><text:tab/><text:tab/>Complex</text:p>
      <text:p text:style-name="P46"><text:tab/><text:tab/>Float</text:p>
      <text:p text:style-name="P46"><text:tab/><text:tab/>Integer</text:p>
      <text:p text:style-name="P46"><text:tab/><text:tab/><text:tab/>Bignum</text:p>
      <text:p text:style-name="P46"><text:tab/><text:tab/><text:tab/>Fixnum</text:p>
      <text:p text:style-name="P46"><text:tab/><text:tab/>Rational</text:p>
      <text:p text:style-name="P46"><text:tab/>OutStream</text:p>
      <text:p text:style-name="P46"><text:tab/>Procedure</text:p>
      <text:p text:style-name="P46"><text:tab/>Queue</text:p>
      <text:p text:style-name="P46"><text:tab/>String</text:p>
      <text:p text:style-name="P46"><text:tab/>Thread</text:p>
      <text:p text:style-name="P46"><text:tab/>TrueClass</text:p>
      <text:p text:style-name="P46"><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242501224"/>Classes<text:alphabetical-index-mark-end text:id="IMark24250122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242501224"/>Inheritance<text:alphabetical-index-mark-end text:id="IMark24250122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242501224"/>Methods<text:alphabetical-index-mark-end text:id="IMark242501224"/></text:h>
      <text:p text:style-name="P3">All code in fOOrth is contained in methods. A method is a fragment of code that an object uses to respond to a message that has been sent to that object. In fOOrth there are three sorts of methods:</text:p>
      <text:list xml:id="list4956432173855074753" text:style-name="L13">
        <text:list-item>
          <text:p text:style-name="P69">Shared: Methods that are common to all instances of the class that contains them.</text:p>
        </text:list-item>
        <text:list-item>
          <text:p text:style-name="P69">Exclusive: Methods that are defined for one and only one object (and all of its clones that are created <text:span text:style-name="T2">after</text:span> the exclusive method is defined.).</text:p>
        </text:list-item>
        <text:list-item>
          <text:p text:style-name="P69">Local: Methods that are created in a context and are accessible only in that context. When the context concludes, these methods are no longer accessible.</text:p>
        </text:list-item>
      </text:list>
      <text:h text:style-name="Heading_20_3" text:outline-level="3"><text:alphabetical-index-mark-start text:id="IMark242093796"/>Late Binding<text:alphabetical-index-mark-end text:id="IMark242093796"/> and <text:alphabetical-index-mark-start text:id="IMark165906524"/>Polymorphism<text:alphabetical-index-mark-end text:id="IMark165906524"/></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65906524"/>Method Mapping<text:alphabetical-index-mark-end text:id="IMark165906524"/></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885607653717623276" text:style-name="L14">
        <text:list-item>
          <text:p text:style-name="P70">The strings used by fOOrth needed to be converted to Ruby symbols to allow code to be executed in Ruby.</text:p>
        </text:list-item>
        <text:list-item>
          <text:p text:style-name="P70">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70">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42093796"/>SymbolMap<text:alphabetical-index-mark-end text:id="IMark242093796"/> class. This class creates mappings in one of two ways:</text:p>
      <text:list xml:id="list8094237847792618243" text:style-name="L15">
        <text:list-item>
          <text:p text:style-name="P7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42093796"/>Routing<text:alphabetical-index-mark-end text:id="IMark24209379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073859317145891022" text:style-name="L16">
        <text:list-item>
          <text:p text:style-name="P72">The defining word used to create the method.</text:p>
        </text:list-item>
        <text:list-item>
          <text:p text:style-name="P72">The receiver of the defining word used to create the method.</text:p>
        </text:list-item>
        <text:list-item>
          <text:p text:style-name="P72">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3">Defining Word</text:p>
          </table:table-cell>
          <table:table-cell table:style-name="Table9.A1" office:value-type="string">
            <text:p text:style-name="P13">DW Receiver</text:p>
          </table:table-cell>
          <table:table-cell table:style-name="Table9.A1" office:value-type="string">
            <text:p text:style-name="P13">Method Name</text:p>
          </table:table-cell>
          <table:table-cell table:style-name="Table9.A1" office:value-type="string">
            <text:p text:style-name="P13">Message Routing</text:p>
          </table:table-cell>
          <table:table-cell table:style-name="Table9.E1" office:value-type="string">
            <text:p text:style-name="P14">Notes</text:p>
          </table:table-cell>
        </table:table-row>
        <table:table-row>
          <table:table-cell table:style-name="Table9.A2" office:value-type="string">
            <text:p text:style-name="P13"><text:alphabetical-index-mark-start text:id="IMark165874556"/>:<text:alphabetical-index-mark-end text:id="IMark165874556"/></text:p>
          </table:table-cell>
          <table:table-cell table:style-name="Table9.A2" office:value-type="string">
            <text:p text:style-name="P12">N/A</text:p>
          </table:table-cell>
          <table:table-cell table:style-name="Table9.A2" office:value-type="string">
            <text:p text:style-name="P20">any<text:note text:id="ftn41" text:note-class="footnote"><text:note-citation>41</text:note-citation><text:note-body><text:p text:style-name="Footnote">The names of Virtual Machine methods have no restrictions except that they contain no spaces.</text:p></text:note-body></text:note></text:p>
          </table:table-cell>
          <table:table-cell table:style-name="Table9.A2" office:value-type="string">
            <text:p text:style-name="P12">VM<text:note text:id="ftn42" text:note-class="footnote"><text:note-citation>42</text:note-citation><text:note-body><text:p text:style-name="Footnote">The message receiver is the Virtual Machine.</text:p></text:note-body></text:note></text:p>
          </table:table-cell>
          <table:table-cell table:style-name="Table9.E2" office:value-type="string">
            <text:p text:style-name="P16">A virtual machine method.</text:p>
          </table:table-cell>
        </table:table-row>
        <table:table-row>
          <table:table-cell table:style-name="Table9.A3" table:number-rows-spanned="4" office:value-type="string">
            <text:p text:style-name="P13"><text:alphabetical-index-mark-start text:id="IMark165874556"/>.:<text:alphabetical-index-mark-end text:id="IMark165874556"/></text:p>
          </table: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TOS<text:note text:id="ftn43" text:note-class="footnote"><text:note-citation>43</text:note-citation><text:note-body><text:p text:style-name="Footnote">The message receiver is the Top element of the Data Stack.</text:p></text:note-body></text:note></text:p>
          </table:table-cell>
          <table:table-cell table:style-name="Table9.E2" office:value-type="string">
            <text:p text:style-name="P16">A public shared instance method.</text:p>
          </table:table-cell>
        </table:table-row>
        <table:table-row>
          <table:covered-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Self<text:note text:id="ftn44" text:note-class="footnote"><text:note-citation>44</text:note-citation><text:note-body><text:p text:style-name="Footnote">The message receiver is the implicit “self” of the method owner.</text:p></text:note-body></text:note></text:p>
          </table:table-cell>
          <table:table-cell table:style-name="Table9.E2" office:value-type="string">
            <text:p text:style-name="P16">A private shared instance method.</text:p>
          </table:table-cell>
        </table:table-row>
        <table:table-row>
          <table:covered-table-cell/>
          <table:table-cell table:style-name="Table9.A2" office:value-type="string">
            <text:p text:style-name="P12">A Class</text:p>
          </table:table-cell>
          <table:table-cell table:style-name="Table9.A2" office:value-type="string">
            <text:p text:style-name="P20">other</text:p>
          </table:table-cell>
          <table:table-cell table:style-name="Table9.A2" office:value-type="string">
            <text:p text:style-name="P12">NOS<text:note text:id="ftn45" text:note-class="footnote"><text:note-citation>45</text:note-citation><text:note-body><text:p text:style-name="Footnote">The message receiver is the Second element of the Data Stack.</text:p></text:note-body></text:note></text:p>
          </table:table-cell>
          <table:table-cell table:style-name="Table9.E2" office:value-type="string">
            <text:p text:style-name="P16">A public shared dyadic operator.</text:p>
          </table:table-cell>
        </table:table-row>
        <table:table-row>
          <table:covered-table-cell/>
          <table:table-cell table:style-name="Table9.A2" office:value-type="string">
            <text:p text:style-name="P12">N/A</text:p>
          </table:table-cell>
          <table:table-cell table:style-name="Table9.A2" office:value-type="string">
            <text:p text:style-name="P20">invalid<text:note text:id="ftn46" text:note-class="footnote"><text:note-citation>46</text:note-citation><text:note-body><text:p text:style-name="Footnote">Any method beginning with an upper case letter or $ or # or @ is invalid and will generate an error.</text:p></text:note-body></text:note></text:p>
          </table:table-cell>
          <table:table-cell table:style-name="Table9.A2" office:value-type="string">
            <text:p text:style-name="P12">N/A</text:p>
          </table:table-cell>
          <table:table-cell table:style-name="Table9.E2" office:value-type="string">
            <text:p text:style-name="P16">Not allowed: Error</text:p>
          </table:table-cell>
        </table:table-row>
        <table:table-row>
          <table:table-cell table:style-name="Table9.A3" table:number-rows-spanned="7" office:value-type="string">
            <text:p text:style-name="P13"><text:alphabetical-index-mark-start text:id="IMark165874556"/>.::<text:alphabetical-index-mark-end text:id="IMark165874556"/></text:p>
          </table: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TOS</text:p>
          </table:table-cell>
          <table:table-cell table:style-name="Table9.E2" office:value-type="string">
            <text:p text:style-name="P16">A public class method</text:p>
          </table:table-cell>
        </table:table-row>
        <table:table-row>
          <table:covered-table-cell/>
          <table:table-cell table:style-name="Table9.A2" office:value-type="string">
            <text:p text:style-name="P12">An Object</text:p>
          </table:table-cell>
          <table:table-cell table:style-name="Table9.A2" office:value-type="string">
            <text:p text:style-name="P20">.name</text:p>
          </table:table-cell>
          <table:table-cell table:style-name="Table9.A2" office:value-type="string">
            <text:p text:style-name="P12">TOS</text:p>
          </table:table-cell>
          <table:table-cell table:style-name="Table9.E2" office:value-type="string">
            <text:p text:style-name="P16">An public exclusive instance method.</text:p>
          </table:table-cell>
        </table:table-row>
        <table:table-row>
          <table:covered-table-cell/>
          <table:table-cell table:style-name="Table9.A2" office:value-type="string">
            <text:p text:style-name="P12">A Class</text:p>
          </table:table-cell>
          <table:table-cell table:style-name="Table9.A2" office:value-type="string">
            <text:p text:style-name="P20">~name</text:p>
          </table:table-cell>
          <table:table-cell table:style-name="Table9.A2" office:value-type="string">
            <text:p text:style-name="P12">Self</text:p>
          </table:table-cell>
          <table:table-cell table:style-name="Table9.E2" office:value-type="string">
            <text:p text:style-name="P16">A private class method</text:p>
          </table:table-cell>
        </table:table-row>
        <table:table-row>
          <table:covered-table-cell/>
          <table:table-cell table:style-name="Table9.A2" office:value-type="string">
            <text:p text:style-name="P12">An Object</text:p>
          </table:table-cell>
          <table:table-cell table:style-name="Table9.A2" office:value-type="string">
            <text:p text:style-name="P20">~name</text:p>
          </table:table-cell>
          <table:table-cell table:style-name="Table9.A2" office:value-type="string">
            <text:p text:style-name="P12">Self</text:p>
          </table:table-cell>
          <table:table-cell table:style-name="Table9.E2" office:value-type="string">
            <text:p text:style-name="P16">A private exclusive instance method.</text:p>
          </table:table-cell>
        </table:table-row>
        <table:table-row>
          <table:covered-table-cell/>
          <table:table-cell table:style-name="Table9.A2" office:value-type="string">
            <text:p text:style-name="P12">A Class</text:p>
          </table:table-cell>
          <table:table-cell table:style-name="Table9.A2" office:value-type="string">
            <text:p text:style-name="P20">other</text:p>
          </table:table-cell>
          <table:table-cell table:style-name="Table9.A2" office:value-type="string">
            <text:p text:style-name="P12">NOS</text:p>
          </table:table-cell>
          <table:table-cell table:style-name="Table9.E2" office:value-type="string">
            <text:p text:style-name="P16">A public class exclusive dyadic operator</text:p>
          </table:table-cell>
        </table:table-row>
        <table:table-row>
          <table:covered-table-cell/>
          <table:table-cell table:style-name="Table9.A2" office:value-type="string">
            <text:p text:style-name="P12">An Object</text:p>
          </table:table-cell>
          <table:table-cell table:style-name="Table9.A2" office:value-type="string">
            <text:p text:style-name="P20">other</text:p>
          </table:table-cell>
          <table:table-cell table:style-name="Table9.A2" office:value-type="string">
            <text:p text:style-name="P12">NOS</text:p>
          </table:table-cell>
          <table:table-cell table:style-name="Table9.E2" office:value-type="string">
            <text:p text:style-name="P16">A public exclusive dyadic operator</text:p>
          </table:table-cell>
        </table:table-row>
        <table:table-row>
          <table:covered-table-cell/>
          <table:table-cell table:style-name="Table9.A2" office:value-type="string">
            <text:p text:style-name="P12">N/A</text:p>
          </table:table-cell>
          <table:table-cell table:style-name="Table9.A2" office:value-type="string">
            <text:p text:style-name="P20">invalid</text:p>
          </table:table-cell>
          <table:table-cell table:style-name="Table9.A2" office:value-type="string">
            <text:p text:style-name="P12">N/A</text:p>
          </table:table-cell>
          <table:table-cell table:style-name="Table9.E2" office:value-type="string">
            <text:p text:style-name="P16">Not allowed: Error</text:p>
          </table:table-cell>
        </table:table-row>
        <table:table-row>
          <table:table-cell table:style-name="Table9.A3" office:value-type="string">
            <text:p text:style-name="P11">tbd<text:note text:id="ftn47" text:note-class="footnote"><text:note-citation>47</text:note-citation><text:note-body><text:p text:style-name="Footnote">At this time, local methods are cannot be defined by the programmer. They are all builtin methods.</text:p></text:note-body></text:note></text:p>
          </table:table-cell>
          <table:table-cell table:style-name="Table9.A2" office:value-type="string">
            <text:p text:style-name="P12">N/A</text:p>
          </table:table-cell>
          <table:table-cell table:style-name="Table9.A2" office:value-type="string">
            <text:p text:style-name="P20">other</text:p>
          </table:table-cell>
          <table:table-cell table:style-name="Table9.A2" office:value-type="string">
            <text:p text:style-name="P12">Context</text:p>
          </table:table-cell>
          <table:table-cell table:style-name="Table9.E2" office:value-type="string">
            <text:p text:style-name="P24">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65874892"/>do_map_name<text:alphabetical-index-mark-end text:id="IMark165874892"/>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65874892"/>Array<text:alphabetical-index-mark-end text:id="IMark16587489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3440312771590679131" text:style-name="L17">
        <text:list-item>
          <text:p text:style-name="P73">The first two examples both create “empty” arrays with zero data elements. </text:p>
        </text:list-item>
        <text:list-item>
          <text:p text:style-name="P73">Array data do NOT need to be the same “type” of data. Mixing is allowed. </text:p>
        </text:list-item>
        <text:list-item>
          <text:p text:style-name="P73">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3713995456920409476" text:style-name="L18">
        <text:list-item>
          <text:p text:style-name="P74"><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42093988"/>.new<text:alphabetical-index-mark-end text:id="IMark242093988"/>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4">Code</text:p>
          </table:table-cell>
          <table:table-cell table:style-name="Table59.B2" office:value-type="string">
            <text:p text:style-name="P14">Result</text:p>
          </table:table-cell>
        </table:table-row>
        <table:table-row table:style-name="Table59.2">
          <table:table-cell table:style-name="Table59.A2" office:value-type="string">
            <text:p text:style-name="Snippet">Array .new</text:p>
          </table:table-cell>
          <table:table-cell table:style-name="Table59.B2" office:value-type="string">
            <text:p text:style-name="P16">[]</text:p>
          </table:table-cell>
        </table:table-row>
        <table:table-row table:style-name="Table59.2">
          <table:table-cell table:style-name="Table59.A2" office:value-type="string">
            <text:p text:style-name="Snippet">[ ]</text:p>
          </table:table-cell>
          <table:table-cell table:style-name="Table59.B2" office:value-type="string">
            <text:p text:style-name="P16">[]</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42093988"/>.new{<text:alphabetical-index-mark-end text:id="IMark242093988"/>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4">Code</text:p>
          </table:table-cell>
          <table:table-cell table:style-name="Table62.B2" office:value-type="string">
            <text:p text:style-name="P14">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6">[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242093988"/>x<text:alphabetical-index-mark-end text:id="IMark242093988"/>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242093988"/>}<text:alphabetical-index-mark-end text:id="IMark242093988"/>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42093988"/>.new_size<text:alphabetical-index-mark-end text:id="IMark242093988"/>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6">[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42093988"/>.new_value<text:alphabetical-index-mark-end text:id="IMark242093988"/>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4">Code</text:p>
          </table:table-cell>
          <table:table-cell table:style-name="Table64.B2" office:value-type="string">
            <text:p text:style-name="P1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6">[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42093988"/>.new_values<text:alphabetical-index-mark-end text:id="IMark242093988"/>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4">Code</text:p>
          </table:table-cell>
          <table:table-cell table:style-name="Table65.B2" office:value-type="string">
            <text:p text:style-name="P14">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6">[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42093988"/>!<text:alphabetical-index-mark-end text:id="IMark242093988"/>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4">Code</text:p>
          </table:table-cell>
          <table:table-cell table:style-name="Table66.B2" office:value-type="string">
            <text:p text:style-name="P1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6">(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42093988"/>+<text:alphabetical-index-mark-end text:id="IMark242093988"/>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4">Code</text:p>
          </table:table-cell>
          <table:table-cell table:style-name="Table67.B2" office:value-type="string">
            <text:p text:style-name="P14">Result</text:p>
          </table:table-cell>
        </table:table-row>
        <table:table-row table:style-name="Table67.1">
          <table:table-cell table:style-name="Table67.A2" office:value-type="string">
            <text:p text:style-name="Snippet">[ 1 2 ] 3 +</text:p>
          </table:table-cell>
          <table:table-cell table:style-name="Table67.B2" office:value-type="string">
            <text:p text:style-name="P16">[1, 2, 3]</text:p>
          </table:table-cell>
        </table:table-row>
        <table:table-row table:style-name="Table67.1">
          <table:table-cell table:style-name="Table67.A2" office:value-type="string">
            <text:p text:style-name="Snippet">[ 1 2 ] [ 3 4 ] +</text:p>
          </table:table-cell>
          <table:table-cell table:style-name="Table67.B2" office:value-type="string">
            <text:p text:style-name="P16">[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6">[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42093988"/>.+left<text:alphabetical-index-mark-end text:id="IMark242093988"/>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4">Code</text:p>
          </table:table-cell>
          <table:table-cell table:style-name="Table68.B2" office:value-type="string">
            <text:p text:style-name="P14">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6">[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42093988"/>.+mid<text:alphabetical-index-mark-end text:id="IMark242093988"/>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4">Code</text:p>
          </table:table-cell>
          <table:table-cell table:style-name="Table69.B2" office:value-type="string">
            <text:p text:style-name="P1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6">[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42093988"/>.+midlr<text:alphabetical-index-mark-end text:id="IMark242093988"/>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4">Code</text:p>
          </table:table-cell>
          <table:table-cell table:style-name="Table70.B2" office:value-type="string">
            <text:p text:style-name="P1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6">[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42093988"/>.+right<text:alphabetical-index-mark-end text:id="IMark242093988"/>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4">Code</text:p>
          </table:table-cell>
          <table:table-cell table:style-name="Table71.B2" office:value-type="string">
            <text:p text:style-name="P1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6">[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42093988"/>.-left<text:alphabetical-index-mark-end text:id="IMark242093988"/>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4">Code</text:p>
          </table:table-cell>
          <table:table-cell table:style-name="Table72.B2" office:value-type="string">
            <text:p text:style-name="P1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6">[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42093988"/>.-mid<text:alphabetical-index-mark-end text:id="IMark242093988"/>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4">Code</text:p>
          </table:table-cell>
          <table:table-cell table:style-name="Table73.B2" office:value-type="string">
            <text:p text:style-name="P1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6">[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42093988"/>.-midlr<text:alphabetical-index-mark-end text:id="IMark242093988"/>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4">Code</text:p>
          </table:table-cell>
          <table:table-cell table:style-name="Table74.B2" office:value-type="string">
            <text:p text:style-name="P1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6">[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42093988"/>.-right<text:alphabetical-index-mark-end text:id="IMark242093988"/>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4">Code</text:p>
          </table:table-cell>
          <table:table-cell table:style-name="Table75.B2" office:value-type="string">
            <text:p text:style-name="P1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6">[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42093988"/>.[]!<text:alphabetical-index-mark-end text:id="IMark242093988"/>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4">Code</text:p>
          </table:table-cell>
          <table:table-cell table:style-name="Table76.B2" office:value-type="string">
            <text:p text:style-name="P14">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6">(“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42093988"/>.[]@<text:alphabetical-index-mark-end text:id="IMark242093988"/>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4">Code</text:p>
          </table:table-cell>
          <table:table-cell table:style-name="Table77.B2" office:value-type="string">
            <text:p text:style-name="P1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6">2</text:p>
          </table:table-cell>
        </table:table-row>
        <table:table-row table:style-name="Table77.1">
          <table:table-cell table:style-name="Table77.A2" office:value-type="string">
            <text:p text:style-name="Snippet">11 [ 1 2 3 4 ] .[]@</text:p>
          </table:table-cell>
          <table:table-cell table:style-name="Table77.B2" office:value-type="string">
            <text:p text:style-name="P16">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42093988"/>.left<text:alphabetical-index-mark-end text:id="IMark242093988"/>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4">Code</text:p>
          </table:table-cell>
          <table:table-cell table:style-name="Table78.B2" office:value-type="string">
            <text:p text:style-name="P1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6">[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42093988"/>.length<text:alphabetical-index-mark-end text:id="IMark242093988"/>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4">Code</text:p>
          </table:table-cell>
          <table:table-cell table:style-name="Table79.B2" office:value-type="string">
            <text:p text:style-name="P1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6">4</text:p>
          </table:table-cell>
        </table:table-row>
        <table:table-row table:style-name="Table79.1">
          <table:table-cell table:style-name="Table79.A2" office:value-type="string">
            <text:p text:style-name="Snippet">[ ] .length</text:p>
          </table:table-cell>
          <table:table-cell table:style-name="Table79.B2" office:value-type="string">
            <text:p text:style-name="P16">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42093988"/>.max<text:alphabetical-index-mark-end text:id="IMark242093988"/>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4">Code</text:p>
          </table:table-cell>
          <table:table-cell table:style-name="Table80.B2" office:value-type="string">
            <text:p text:style-name="P1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6">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6">“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6">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42093988"/>.mid<text:alphabetical-index-mark-end text:id="IMark242093988"/>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4">Code</text:p>
          </table:table-cell>
          <table:table-cell table:style-name="Table81.B2" office:value-type="string">
            <text:p text:style-name="P1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6">[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6">[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6">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42093988"/>.midlr<text:alphabetical-index-mark-end text:id="IMark242093988"/>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4">Code</text:p>
          </table:table-cell>
          <table:table-cell table:style-name="Table82.B2" office:value-type="string">
            <text:p text:style-name="P1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6">[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6">[]</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6">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42093988"/>.min<text:alphabetical-index-mark-end text:id="IMark242093988"/>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4">Code</text:p>
          </table:table-cell>
          <table:table-cell table:style-name="Table83.B2" office:value-type="string">
            <text:p text:style-name="P1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6">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6">“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6">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42093988"/>.pp<text:alphabetical-index-mark-end text:id="IMark242093988"/>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4">Code</text:p>
          </table:table-cell>
          <table:table-cell table:style-name="Table84.B2" office:value-type="string">
            <text:p text:style-name="P1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6">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42093988"/>.reverse<text:alphabetical-index-mark-end text:id="IMark242093988"/>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4">Code</text:p>
          </table:table-cell>
          <table:table-cell table:style-name="Table85.B2" office:value-type="string">
            <text:p text:style-name="P1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6">[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42093988"/>.right<text:alphabetical-index-mark-end text:id="IMark242093988"/>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4">Code</text:p>
          </table:table-cell>
          <table:table-cell table:style-name="Table86.B2" office:value-type="string">
            <text:p text:style-name="P1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6"/>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42093988"/>.shuffle<text:alphabetical-index-mark-end text:id="IMark242093988"/>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4">Code</text:p>
          </table:table-cell>
          <table:table-cell table:style-name="Table87.B2" office:value-type="string">
            <text:p text:style-name="P1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6">[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42093988"/>.sort<text:alphabetical-index-mark-end text:id="IMark242093988"/>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4">Code</text:p>
          </table:table-cell>
          <table:table-cell table:style-name="Table88.B2" office:value-type="string">
            <text:p text:style-name="P1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6">[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6">[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6">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6">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42093988"/>.strmax<text:alphabetical-index-mark-end text:id="IMark242093988"/>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4">Code</text:p>
          </table:table-cell>
          <table:table-cell table:style-name="Table89.B2" office:value-type="string">
            <text:p text:style-name="P1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6">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42093988"/>&lt;&lt;<text:alphabetical-index-mark-end text:id="IMark242093988"/>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4">Code</text:p>
          </table:table-cell>
          <table:table-cell table:style-name="Table90.B2" office:value-type="string">
            <text:p text:style-name="P1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6">[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6">[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42093988"/>@<text:alphabetical-index-mark-end text:id="IMark242093988"/>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4">Code</text:p>
          </table:table-cell>
          <table:table-cell table:style-name="Table91.B2" office:value-type="string">
            <text:p text:style-name="P14">Result</text:p>
          </table:table-cell>
        </table:table-row>
        <table:table-row table:style-name="Table91.1">
          <table:table-cell table:style-name="Table91.A2" office:value-type="string">
            <text:p text:style-name="Snippet">[ 1 2 3 4 ] @</text:p>
          </table:table-cell>
          <table:table-cell table:style-name="Table91.B2" office:value-type="string">
            <text:p text:style-name="P16">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65874892"/>Class<text:alphabetical-index-mark-end text:id="IMark165874892"/></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48" text:note-class="footnote"><text:note-citation>4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42093988"/>.is_class?<text:alphabetical-index-mark-end text:id="IMark242093988"/>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4">Code</text:p>
          </table:table-cell>
          <table:table-cell table:style-name="Table93.B2" office:value-type="string">
            <text:p text:style-name="P1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6">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42093988"/>.new<text:alphabetical-index-mark-end text:id="IMark242093988"/>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4">Code</text:p>
          </table:table-cell>
          <table:table-cell table:style-name="Table94.B2" office:value-type="string">
            <text:p text:style-name="P14">Result</text:p>
          </table:table-cell>
        </table:table-row>
        <table:table-row table:style-name="Table94.1">
          <table:table-cell table:style-name="Table94.A2" office:value-type="string">
            <text:p text:style-name="Snippet">Object .new</text:p>
          </table:table-cell>
          <table:table-cell table:style-name="Table94.B2" office:value-type="string">
            <text:p text:style-name="P16">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42093988"/>.parent_class<text:alphabetical-index-mark-end text:id="IMark242093988"/>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4">Code</text:p>
          </table:table-cell>
          <table:table-cell table:style-name="Table95.B2" office:value-type="string">
            <text:p text:style-name="P1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6">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6">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42093988"/>.subclass:<text:alphabetical-index-mark-end text:id="IMark242093988"/>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4">Code</text:p>
          </table:table-cell>
          <table:table-cell table:style-name="Table96.B2" office:value-type="string">
            <text:p text:style-name="P1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6">(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6">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42093988"/>.to_s<text:alphabetical-index-mark-end text:id="IMark242093988"/>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4">Code</text:p>
          </table:table-cell>
          <table:table-cell table:style-name="Table97.B2" office:value-type="string">
            <text:p text:style-name="P14">Result</text:p>
          </table:table-cell>
        </table:table-row>
        <table:table-row table:style-name="Table97.1">
          <table:table-cell table:style-name="Table97.A2" office:value-type="string">
            <text:p text:style-name="Snippet">Object .to_s</text:p>
          </table:table-cell>
          <table:table-cell table:style-name="Table97.B2" office:value-type="string">
            <text:p text:style-name="P16">“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6">“MyClass”</text:p>
          </table:table-cell>
        </table:table-row>
      </table:table>
      <text:p text:style-name="Text_20_body"/>
      <text:h text:style-name="Heading_20_2" text:outline-level="2"><text:alphabetical-index-mark-start text:id="IMark165874892"/>Commands<text:alphabetical-index-mark-end text:id="IMark165874892"/></text:h>
      <text:p text:style-name="Text_20_body">The following are also methods, however, they are designed primarily for interacting directly with the operator in the form of commands. Commands are distinguished by the leading “)” in their name<text:note text:id="ftn49" text:note-class="footnote"><text:note-citation>4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242093988"/>)methods<text:alphabetical-index-mark-end text:id="IMark242093988"/>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4">Code</text:p>
          </table:table-cell>
          <table:table-cell table:style-name="Table98.B2" office:value-type="string">
            <text:p text:style-name="P14">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6">(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242093988"/>)stubs<text:alphabetical-index-mark-end text:id="IMark242093988"/> []</text:h>
            <text:p text:style-name="Text_20_body">Routing: TOS</text:p>
            <text:p text:style-name="P3">List the stub methods defined for this class. Stubs are place holder methods that serve one of two purposes:</text:p>
            <text:list xml:id="list1287105141253281545" text:style-name="L19">
              <text:list-item>
                <text:p text:style-name="P75">They are abstract methods in a base class that exist so that a sub-class may replace the stub with an actual method. The stub ensures that the compiler uses the correct routing when using the method.</text:p>
              </text:list-item>
              <text:list-item>
                <text:p text:style-name="P75">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4">Code</text:p>
          </table:table-cell>
          <table:table-cell table:style-name="Table100.B2" office:value-type="string">
            <text:p text:style-name="P14">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6">(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65874892"/>Complex<text:alphabetical-index-mark-end text:id="IMark16587489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0" text:note-class="footnote"><text:note-citation>5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3">Literal<text:note text:id="ftn51" text:note-class="footnote"><text:note-citation>51</text:note-citation><text:note-body><text:p text:style-name="Footnote">No spaces are permitted within the literal.</text:p></text:note-body></text:note></text:p>
          </table:table-cell>
          <table:table-cell table:style-name="Table5.B1" office:value-type="string">
            <text:p text:style-name="P13">Value<text:note text:id="ftn52" text:note-class="footnote"><text:note-citation>5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2">0+7i</text:p>
          </table:table-cell>
        </table:table-row>
        <table:table-row>
          <table:table-cell table:style-name="Table5.A2" office:value-type="string">
            <text:p text:style-name="P23">-7i</text:p>
          </table:table-cell>
          <table:table-cell table:style-name="Table5.B2" office:value-type="string">
            <text:p text:style-name="P12">0-7i</text:p>
          </table:table-cell>
        </table:table-row>
        <table:table-row>
          <table:table-cell table:style-name="Table5.A2" office:value-type="string">
            <text:p text:style-name="P23">3.7i</text:p>
          </table:table-cell>
          <table:table-cell table:style-name="Table5.B2" office:value-type="string">
            <text:p text:style-name="P12">0+3.7i</text:p>
          </table:table-cell>
        </table:table-row>
        <table:table-row>
          <table:table-cell table:style-name="Table5.A2" office:value-type="string">
            <text:p text:style-name="P23">1/2i</text:p>
          </table:table-cell>
          <table:table-cell table:style-name="Table5.B2" office:value-type="string">
            <text:p text:style-name="P12">0+1/2i</text:p>
          </table:table-cell>
        </table:table-row>
        <table:table-row>
          <table:table-cell table:style-name="Table5.A2" office:value-type="string">
            <text:p text:style-name="P23">-3-7i</text:p>
          </table:table-cell>
          <table:table-cell table:style-name="Table5.B2" office:value-type="string">
            <text:p text:style-name="P12">-3-7i</text:p>
          </table:table-cell>
        </table:table-row>
        <table:table-row>
          <table:table-cell table:style-name="Table5.A2" office:value-type="string">
            <text:p text:style-name="P23">3+7i</text:p>
          </table:table-cell>
          <table:table-cell table:style-name="Table5.B2" office:value-type="string">
            <text:p text:style-name="P12">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5872492"/>.cbrt<text:alphabetical-index-mark-end text:id="IMark16587249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4">Code</text:p>
          </table:table-cell>
          <table:table-cell table:style-name="Table101.B2" office:value-type="string">
            <text:p text:style-name="P14">Result</text:p>
          </table:table-cell>
        </table:table-row>
        <table:table-row table:style-name="Table101.1">
          <table:table-cell table:style-name="Table101.A2" office:value-type="string">
            <text:p text:style-name="Snippet">8+0i .cbrt</text:p>
          </table:table-cell>
          <table:table-cell table:style-name="Table101.B2" office:value-type="string">
            <text:p text:style-name="P16">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5871820"/>.e**<text:alphabetical-index-mark-end text:id="IMark165871820"/>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4">Code</text:p>
          </table:table-cell>
          <table:table-cell table:style-name="Table103.B2" office:value-type="string">
            <text:p text:style-name="P14">Result</text:p>
          </table:table-cell>
        </table:table-row>
        <table:table-row table:style-name="Table103.2">
          <table:table-cell table:style-name="Table103.A2" office:value-type="string">
            <text:p text:style-name="Snippet">1+1i .e**</text:p>
          </table:table-cell>
          <table:table-cell table:style-name="Table103.B2" office:value-type="string">
            <text:p text:style-name="P16">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5872492"/>.split<text:alphabetical-index-mark-end text:id="IMark16587249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4">Code</text:p>
          </table:table-cell>
          <table:table-cell table:style-name="Table19.B2" office:value-type="string">
            <text:p text:style-name="P14">Result</text:p>
          </table:table-cell>
        </table:table-row>
        <table:table-row table:style-name="Table19.1">
          <table:table-cell table:style-name="Table19.A2" office:value-type="string">
            <text:p text:style-name="Snippet">3+4i .split</text:p>
          </table:table-cell>
          <table:table-cell table:style-name="Table19.B2" office:value-type="string">
            <text:p text:style-name="P16">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5871820"/>.sqrt<text:alphabetical-index-mark-end text:id="IMark165871820"/>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4">Code</text:p>
          </table:table-cell>
          <table:table-cell table:style-name="Table20.B2" office:value-type="string">
            <text:p text:style-name="P14">Result</text:p>
          </table:table-cell>
        </table:table-row>
        <table:table-row table:style-name="Table20.2">
          <table:table-cell table:style-name="Table20.A2" office:value-type="string">
            <text:p text:style-name="Snippet">2+2i .sqrt</text:p>
          </table:table-cell>
          <table:table-cell table:style-name="Table20.B2" office:value-type="string">
            <text:p text:style-name="P16">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65873020"/>FalseClass<text:alphabetical-index-mark-end text:id="IMark16587302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5871820"/>&amp;&amp;<text:alphabetical-index-mark-end text:id="IMark165871820"/>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4">Code</text:p>
          </table:table-cell>
          <table:table-cell table:style-name="Table92.B2" office:value-type="string">
            <text:p text:style-name="P1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6">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6">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6">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6">true</text:p>
          </table:table-cell>
        </table:table-row>
      </table:table>
      <text:p text:style-name="Text_20_body"/>
      <table:table table:name="Table24" table:style-name="Table24">
        <table:table-column table:style-name="Table24.A"/>
        <table:table-column table:style-name="Table24.B"/>
        <table:table-row>
          <table:table-cell table:style-name="Table24.A1" table:number-columns-spanned="2" office:value-type="string">
            <text:h text:style-name="Heading_20_3" text:outline-level="3">[false object] <text:alphabetical-index-mark-start text:id="IMark165871820"/>^^<text:alphabetical-index-mark-end text:id="IMark165871820"/>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4">Code</text:p>
          </table:table-cell>
          <table:table-cell table:style-name="Table24.B2" office:value-type="string">
            <text:p text:style-name="P1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6">false</text:p>
          </table:table-cell>
        </table:table-row>
        <table:table-row table:style-name="Table24.2">
          <table:table-cell table:style-name="Table24.A2" office:value-type="string">
            <text:p text:style-name="Snippet">false true ^^</text:p>
          </table:table-cell>
          <table:table-cell table:style-name="Table24.B2" office:value-type="string">
            <text:p text:style-name="P16">true</text:p>
          </table:table-cell>
        </table:table-row>
        <table:table-row table:style-name="Table24.2">
          <table:table-cell table:style-name="Table24.A2" office:value-type="string">
            <text:p text:style-name="Snippet">true false ^^</text:p>
          </table:table-cell>
          <table:table-cell table:style-name="Table24.B2" office:value-type="string">
            <text:p text:style-name="P16">true</text:p>
          </table:table-cell>
        </table:table-row>
        <table:table-row table:style-name="Table24.2">
          <table:table-cell table:style-name="Table24.A2" office:value-type="string">
            <text:p text:style-name="Snippet">true true ^^</text:p>
          </table:table-cell>
          <table:table-cell table:style-name="Table24.B2" office:value-type="string">
            <text:p text:style-name="P16">false</text:p>
          </table:table-cell>
        </table:table-row>
      </table:table>
      <text:p text:style-name="Text_20_body"/>
      <table:table table:name="Table25" table:style-name="Table25">
        <table:table-column table:style-name="Table25.A"/>
        <table:table-column table:style-name="Table25.B"/>
        <text:soft-page-break/>
        <table:table-row>
          <table:table-cell table:style-name="Table25.A1" table:number-columns-spanned="2" office:value-type="string">
            <text:h text:style-name="Heading_20_3" text:outline-level="3">[false object] <text:alphabetical-index-mark-start text:id="IMark165871820"/>||<text:alphabetical-index-mark-end text:id="IMark165871820"/>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4">Code</text:p>
          </table:table-cell>
          <table:table-cell table:style-name="Table25.B2" office:value-type="string">
            <text:p text:style-name="P1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6">false</text:p>
          </table:table-cell>
        </table:table-row>
        <table:table-row table:style-name="Table25.2">
          <table:table-cell table:style-name="Table25.A2" office:value-type="string">
            <text:p text:style-name="Snippet">false true ||</text:p>
          </table:table-cell>
          <table:table-cell table:style-name="Table25.B2" office:value-type="string">
            <text:p text:style-name="P16">true</text:p>
          </table:table-cell>
        </table:table-row>
        <table:table-row table:style-name="Table25.2">
          <table:table-cell table:style-name="Table25.A2" office:value-type="string">
            <text:p text:style-name="Snippet">true false ||</text:p>
          </table:table-cell>
          <table:table-cell table:style-name="Table25.B2" office:value-type="string">
            <text:p text:style-name="P16">true</text:p>
          </table:table-cell>
        </table:table-row>
        <table:table-row table:style-name="Table25.2">
          <table:table-cell table:style-name="Table25.A2" office:value-type="string">
            <text:p text:style-name="Snippet">true true ||</text:p>
          </table:table-cell>
          <table:table-cell table:style-name="Table25.B2" office:value-type="string">
            <text:p text:style-name="P16">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65873020"/>Float<text:alphabetical-index-mark-end text:id="IMark16587302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3" text:note-class="footnote"><text:note-citation>5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4" text:note-class="footnote"><text:note-citation>5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3">Literal<text:note text:id="ftn55" text:note-class="footnote"><text:note-citation>55</text:note-citation><text:note-body><text:p text:style-name="Footnote">No spaces are permitted within the literal.</text:p></text:note-body></text:note></text:p>
          </table:table-cell>
          <table:table-cell table:style-name="Table8.B1" office:value-type="string">
            <text:p text:style-name="P13">Value</text:p>
          </table:table-cell>
        </table:table-row>
        <table:table-row>
          <table:table-cell table:style-name="Table8.A2" office:value-type="string">
            <text:p text:style-name="P23">7.0</text:p>
          </table:table-cell>
          <table:table-cell table:style-name="Table8.B2" office:value-type="string">
            <text:p text:style-name="P12">7.0</text:p>
          </table:table-cell>
        </table:table-row>
        <table:table-row>
          <table:table-cell table:style-name="Table8.A2" office:value-type="string">
            <text:p text:style-name="P23">7.0E3</text:p>
          </table:table-cell>
          <table:table-cell table:style-name="Table8.B2" office:value-type="string">
            <text:p text:style-name="P12">7000.0</text:p>
          </table:table-cell>
        </table:table-row>
        <table:table-row>
          <table:table-cell table:style-name="Table8.A2" office:value-type="string">
            <text:p text:style-name="P23">7.0E-3</text:p>
          </table:table-cell>
          <table:table-cell table:style-name="Table8.B2" office:value-type="string">
            <text:p text:style-name="P12">0.007</text:p>
          </table:table-cell>
        </table:table-row>
        <table:table-row>
          <table:table-cell table:style-name="Table8.A2" office:value-type="string">
            <text:p text:style-name="P23">-7.0</text:p>
          </table:table-cell>
          <table:table-cell table:style-name="Table8.B2" office:value-type="string">
            <text:p text:style-name="P12">-7.0</text:p>
          </table:table-cell>
        </table:table-row>
        <table:table-row>
          <table:table-cell table:style-name="Table8.A2" office:value-type="string">
            <text:p text:style-name="P23">-7.0E3</text:p>
          </table:table-cell>
          <table:table-cell table:style-name="Table8.B2" office:value-type="string">
            <text:p text:style-name="P12">-7000.0</text:p>
          </table:table-cell>
        </table:table-row>
        <table:table-row>
          <table:table-cell table:style-name="Table8.A2" office:value-type="string">
            <text:p text:style-name="P23">-7.0E-3</text:p>
          </table:table-cell>
          <table:table-cell table:style-name="Table8.B2" office:value-type="string">
            <text:p text:style-name="P12">-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65874364"/>Hash<text:alphabetical-index-mark-end text:id="IMark16587436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5874364"/>InStream<text:alphabetical-index-mark-end text:id="IMark16587436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65874364"/>Integer<text:alphabetical-index-mark-end text:id="IMark16587436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6" text:note-class="footnote"><text:note-citation>5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7" text:note-class="footnote"><text:note-citation>5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3">Literal<text:note text:id="ftn58" text:note-class="footnote"><text:note-citation>58</text:note-citation><text:note-body><text:p text:style-name="Footnote">No spaces are permitted within the literal.</text:p></text:note-body></text:note></text:p>
          </table:table-cell>
          <table:table-cell table:style-name="Table7.B1" office:value-type="string">
            <text:p text:style-name="P13">Value</text:p>
          </table:table-cell>
        </table:table-row>
        <table:table-row>
          <table:table-cell table:style-name="Table7.A2" office:value-type="string">
            <text:p text:style-name="P23">7</text:p>
          </table:table-cell>
          <table:table-cell table:style-name="Table7.B2" office:value-type="string">
            <text:p text:style-name="P12">7</text:p>
          </table:table-cell>
        </table:table-row>
        <table:table-row>
          <table:table-cell table:style-name="Table7.A2" office:value-type="string">
            <text:p text:style-name="P23">-7</text:p>
          </table:table-cell>
          <table:table-cell table:style-name="Table7.B2" office:value-type="string">
            <text:p text:style-name="P12">-7</text:p>
          </table:table-cell>
        </table:table-row>
        <table:table-row>
          <table:table-cell table:style-name="Table7.A2" office:value-type="string">
            <text:p text:style-name="P23">445556678789933</text:p>
          </table:table-cell>
          <table:table-cell table:style-name="Table7.B2" office:value-type="string">
            <text:p text:style-name="P12">445556678789933</text:p>
          </table:table-cell>
        </table:table-row>
        <table:table-row>
          <table:table-cell table:style-name="Table7.A2" office:value-type="string">
            <text:p text:style-name="P23">0xff</text:p>
          </table:table-cell>
          <table:table-cell table:style-name="Table7.B2" office:value-type="string">
            <text:p text:style-name="P12">255</text:p>
          </table:table-cell>
        </table:table-row>
        <table:table-row>
          <table:table-cell table:style-name="Table7.A2" office:value-type="string">
            <text:p text:style-name="P23">0xffffffffff</text:p>
          </table:table-cell>
          <table:table-cell table:style-name="Table7.B2" office:value-type="string">
            <text:p text:style-name="P12">1099511627775</text:p>
          </table:table-cell>
        </table:table-row>
        <table:table-row>
          <table:table-cell table:style-name="Table7.A2" office:value-type="string">
            <text:p text:style-name="P23">0xDeadBeef</text:p>
          </table:table-cell>
          <table:table-cell table:style-name="Table7.B2" office:value-type="string">
            <text:p text:style-name="P12">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65873884"/><text:alphabetical-index-mark-start text:id="IMark165873980"/>MaxNumeric<text:alphabetical-index-mark-end text:id="IMark165873980"/><text:alphabetical-index-mark-end text:id="IMark165873884"/></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65873884"/><text:alphabetical-index-mark-start text:id="IMark165873980"/>MinNumeric<text:alphabetical-index-mark-end text:id="IMark165873980"/><text:alphabetical-index-mark-end text:id="IMark165873884"/></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65873884"/><text:alphabetical-index-mark-start text:id="IMark165873980"/><text:alphabetical-index-mark-start text:id="IMark165874076"/>NilClass<text:alphabetical-index-mark-end text:id="IMark165874076"/><text:alphabetical-index-mark-end text:id="IMark165873980"/><text:alphabetical-index-mark-end text:id="IMark165873884"/></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65875180"/>&amp;&amp;<text:alphabetical-index-mark-end text:id="IMark165875180"/>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4">Code</text:p>
          </table:table-cell>
          <table:table-cell table:style-name="Table26.B2" office:value-type="string">
            <text:p text:style-name="P14">Result</text:p>
          </table:table-cell>
        </table:table-row>
        <table:table-row table:style-name="Table26.2">
          <table:table-cell table:style-name="Table26.A2" office:value-type="string">
            <text:p text:style-name="Snippet"/>
          </table:table-cell>
          <table:table-cell table:style-name="Table26.B2" office:value-type="string">
            <text:p text:style-name="P16"/>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65875180"/>^^<text:alphabetical-index-mark-end text:id="IMark165875180"/>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4">Code</text:p>
          </table:table-cell>
          <table:table-cell table:style-name="Table27.B2" office:value-type="string">
            <text:p text:style-name="P14">Result</text:p>
          </table:table-cell>
        </table:table-row>
        <table:table-row table:style-name="Table27.2">
          <table:table-cell table:style-name="Table27.A2" office:value-type="string">
            <text:p text:style-name="Snippet"/>
          </table:table-cell>
          <table:table-cell table:style-name="Table27.B2" office:value-type="string">
            <text:p text:style-name="P16"/>
          </table:table-cell>
        </table:table-row>
      </table:table>
      <text:p text:style-name="Text_20_body"/>
      <table:table table:name="Table28" table:style-name="Table28">
        <table:table-column table:style-name="Table28.A"/>
        <table:table-column table:style-name="Table28.B"/>
        <table:table-row>
          <table:table-cell table:style-name="Table28.A1" table:number-columns-spanned="2" office:value-type="string">
            <text:h text:style-name="Heading_20_3" text:outline-level="3">[nil object] <text:alphabetical-index-mark-start text:id="IMark165875180"/>||<text:alphabetical-index-mark-end text:id="IMark165875180"/>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4">Code</text:p>
          </table:table-cell>
          <table:table-cell table:style-name="Table28.B2" office:value-type="string">
            <text:p text:style-name="P14">Result</text:p>
          </table:table-cell>
        </table:table-row>
        <table:table-row table:style-name="Table28.2">
          <table:table-cell table:style-name="Table28.A2" office:value-type="string">
            <text:p text:style-name="Snippet"/>
          </table:table-cell>
          <table:table-cell table:style-name="Table28.B2" office:value-type="string">
            <text:p text:style-name="P16"/>
          </table:table-cell>
        </table:table-row>
      </table:table>
      <text:p text:style-name="Text_20_body"/>
      <text:h text:style-name="Heading_20_2" text:outline-level="2"><text:soft-page-break/>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65873884"/>Numeric<text:alphabetical-index-mark-end text:id="IMark16587388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65873884"/>Object<text:alphabetical-index-mark-end text:id="IMark165873884"/></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5875180"/>&amp;&amp;<text:alphabetical-index-mark-end text:id="IMark165875180"/>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4">Code</text:p>
          </table:table-cell>
          <table:table-cell table:style-name="Table29.B2" office:value-type="string">
            <text:p text:style-name="P14">Result</text:p>
          </table:table-cell>
        </table:table-row>
        <table:table-row table:style-name="Table29.2">
          <table:table-cell table:style-name="Table29.A2" office:value-type="string">
            <text:p text:style-name="Snippet"/>
          </table:table-cell>
          <table:table-cell table:style-name="Table29.B2" office:value-type="string">
            <text:p text:style-name="P16"/>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65875180"/>)methods<text:alphabetical-index-mark-end text:id="IMark16587518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4">Code</text:p>
          </table:table-cell>
          <table:table-cell table:style-name="Table10.B2" office:value-type="string">
            <text:p text:style-name="P14">Result</text:p>
          </table:table-cell>
        </table:table-row>
        <table:table-row table:style-name="Table10.2">
          <table:table-cell table:style-name="Table10.A2" office:value-type="string">
            <text:p text:style-name="Snippet"/>
          </table:table-cell>
          <table:table-cell table:style-name="Table10.B2" office:value-type="string">
            <text:p text:style-name="P16"/>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65875180"/>.<text:alphabetical-index-mark-end text:id="IMark165875180"/>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4">Code</text:p>
          </table:table-cell>
          <table:table-cell table:style-name="Table11.B2" office:value-type="string">
            <text:p text:style-name="P14">Result</text:p>
          </table:table-cell>
        </table:table-row>
        <table:table-row table:style-name="Table11.2">
          <table:table-cell table:style-name="Table11.A2" office:value-type="string">
            <text:p text:style-name="Snippet"/>
          </table:table-cell>
          <table:table-cell table:style-name="Table11.B2" office:value-type="string">
            <text:p text:style-name="P16"/>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65875180"/>.class<text:alphabetical-index-mark-end text:id="IMark165875180"/> [a_class]</text:h>
            <text:p text:style-name="P16"><text:span text:style-name="T1">Routing:</text:span> TOS.</text:p>
            <text:p text:style-name="P16">Get the class of the receiver object.</text:p>
          </table:table-cell>
          <table:covered-table-cell/>
        </table:table-row>
        <table:table-row table:style-name="Table12.2">
          <table:table-cell table:style-name="Table12.A2" office:value-type="string">
            <text:p text:style-name="P14">Code</text:p>
          </table:table-cell>
          <table:table-cell table:style-name="Table12.B2" office:value-type="string">
            <text:p text:style-name="P14">Result</text:p>
          </table:table-cell>
        </table:table-row>
        <table:table-row table:style-name="Table12.2">
          <table:table-cell table:style-name="Table12.A2" office:value-type="string">
            <text:p text:style-name="Snippet"/>
          </table:table-cell>
          <table:table-cell table:style-name="Table12.B2" office:value-type="string">
            <text:p text:style-name="P16"/>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65875180"/>.clone<text:alphabetical-index-mark-end text:id="IMark16587518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4">Code</text:p>
          </table:table-cell>
          <table:table-cell table:style-name="Table14.B2" office:value-type="string">
            <text:p text:style-name="P14">Result</text:p>
          </table:table-cell>
        </table:table-row>
        <table:table-row table:style-name="Table14.1">
          <table:table-cell table:style-name="Table14.A2" office:value-type="string">
            <text:p text:style-name="Snippet"/>
          </table:table-cell>
          <table:table-cell table:style-name="Table14.B2" office:value-type="string">
            <text:p text:style-name="P16"/>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65875180"/>.copy<text:alphabetical-index-mark-end text:id="IMark16587518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4">Code</text:p>
          </table:table-cell>
          <table:table-cell table:style-name="Table15.B2" office:value-type="string">
            <text:p text:style-name="P14">Result</text:p>
          </table:table-cell>
        </table:table-row>
        <table:table-row table:style-name="Table15.2">
          <table:table-cell table:style-name="Table15.A2" office:value-type="string">
            <text:p text:style-name="Snippet"/>
          </table:table-cell>
          <table:table-cell table:style-name="Table15.B2" office:value-type="string">
            <text:p text:style-name="P16"/>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65875180"/>.init<text:alphabetical-index-mark-end text:id="IMark16587518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4">Code</text:p>
          </table:table-cell>
          <table:table-cell table:style-name="Table16.B2" office:value-type="string">
            <text:p text:style-name="P14">Result</text:p>
          </table:table-cell>
        </table:table-row>
        <table:table-row table:style-name="Table16.2">
          <table:table-cell table:style-name="Table16.A2" office:value-type="string">
            <text:p text:style-name="Snippet"/>
          </table:table-cell>
          <table:table-cell table:style-name="Table16.B2" office:value-type="string">
            <text:p text:style-name="P16"/>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65875180"/>.is_class?<text:alphabetical-index-mark-end text:id="IMark165875180"/>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4">Code</text:p>
          </table:table-cell>
          <table:table-cell table:style-name="Table17.B2" office:value-type="string">
            <text:p text:style-name="P14">Result</text:p>
          </table:table-cell>
        </table:table-row>
        <table:table-row table:style-name="Table17.2">
          <table:table-cell table:style-name="Table17.A2" office:value-type="string">
            <text:p text:style-name="Snippet"/>
          </table:table-cell>
          <table:table-cell table:style-name="Table17.B2" office:value-type="string">
            <text:p text:style-name="P16"/>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65875180"/>.name<text:alphabetical-index-mark-end text:id="IMark16587518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4">Code</text:p>
          </table:table-cell>
          <table:table-cell table:style-name="Table30.B2" office:value-type="string">
            <text:p text:style-name="P14">Result</text:p>
          </table:table-cell>
        </table:table-row>
        <table:table-row>
          <table:table-cell table:style-name="Table30.A2" office:value-type="string">
            <text:p text:style-name="Snippet">Object .name</text:p>
          </table:table-cell>
          <table:table-cell table:style-name="Table30.B2" office:value-type="string">
            <text:p text:style-name="P16">“Object”</text:p>
          </table:table-cell>
        </table:table-row>
        <table:table-row>
          <table:table-cell table:style-name="Table30.A2" office:value-type="string">
            <text:p text:style-name="Snippet">100 .name</text:p>
          </table:table-cell>
          <table:table-cell table:style-name="Table30.B2" office:value-type="string">
            <text:p text:style-name="P16">“Fixnum instance”</text:p>
          </table:table-cell>
        </table:table-row>
        <table:table-row>
          <table:table-cell table:style-name="Table30.A2" office:value-type="string">
            <text:p text:style-name="Snippet">vm .name</text:p>
          </table:table-cell>
          <table:table-cell table:style-name="Table30.B2" office:value-type="string">
            <text:p text:style-name="P16">“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65875180"/>.strlen<text:alphabetical-index-mark-end text:id="IMark16587518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4">Code</text:p>
          </table:table-cell>
          <table:table-cell table:style-name="Table31.B2" office:value-type="string">
            <text:p text:style-name="P14">Result</text:p>
          </table:table-cell>
        </table:table-row>
        <table:table-row>
          <table:table-cell table:style-name="Table31.A3" office:value-type="string">
            <text:p text:style-name="Snippet">"ABCD" .strlen </text:p>
          </table:table-cell>
          <table:table-cell table:style-name="Table31.A1" office:value-type="string">
            <text:p text:style-name="P16">4</text:p>
          </table:table-cell>
        </table:table-row>
        <table:table-row>
          <table:table-cell table:style-name="Table31.A3" office:value-type="string">
            <text:p text:style-name="Snippet">100 .strlen </text:p>
          </table:table-cell>
          <table:table-cell table:style-name="Table31.B4" office:value-type="string">
            <text:p text:style-name="P16">3</text:p>
          </table:table-cell>
        </table:table-row>
        <table:table-row>
          <table:table-cell table:style-name="Table31.A5" office:value-type="string">
            <text:p text:style-name="Snippet">Object .strlen </text:p>
          </table:table-cell>
          <table:table-cell table:style-name="Table31.A1" office:value-type="string">
            <text:p text:style-name="P16">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65875180"/>.to_f<text:alphabetical-index-mark-end text:id="IMark16587518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4">Code</text:p>
          </table:table-cell>
          <table:table-cell table:style-name="Table32.B2" office:value-type="string">
            <text:p text:style-name="P14">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65875180"/>.to_f!<text:alphabetical-index-mark-end text:id="IMark16587518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4">Code</text:p>
          </table:table-cell>
          <table:table-cell table:style-name="Table33.B2" office:value-type="string">
            <text:p text:style-name="P14">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65875180"/>.to_i<text:alphabetical-index-mark-end text:id="IMark16587518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4">Code</text:p>
          </table:table-cell>
          <table:table-cell table:style-name="Table34.B2" office:value-type="string">
            <text:p text:style-name="P14">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65875180"/>.to_i!<text:alphabetical-index-mark-end text:id="IMark165875180"/>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4">Code</text:p>
          </table:table-cell>
          <table:table-cell table:style-name="Table35.B2" office:value-type="string">
            <text:p text:style-name="P14">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65875180"/>.to_n<text:alphabetical-index-mark-end text:id="IMark16587518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4">Code</text:p>
          </table:table-cell>
          <table:table-cell table:style-name="Table36.B2" office:value-type="string">
            <text:p text:style-name="P14">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65875180"/>.to_n!<text:alphabetical-index-mark-end text:id="IMark16587518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4">Code</text:p>
          </table:table-cell>
          <table:table-cell table:style-name="Table37.B2" office:value-type="string">
            <text:p text:style-name="P14">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65875180"/>.to_r<text:alphabetical-index-mark-end text:id="IMark16587518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4">Code</text:p>
          </table:table-cell>
          <table:table-cell table:style-name="Table38.B2" office:value-type="string">
            <text:p text:style-name="P14">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65875180"/>.to_r!<text:alphabetical-index-mark-end text:id="IMark16587518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4">Code</text:p>
          </table:table-cell>
          <table:table-cell table:style-name="Table39.B2" office:value-type="string">
            <text:p text:style-name="P14">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65875180"/>.to_s<text:alphabetical-index-mark-end text:id="IMark16587518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4">Code</text:p>
          </table:table-cell>
          <table:table-cell table:style-name="Table40.B2" office:value-type="string">
            <text:p text:style-name="P14">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65875180"/>.to_x<text:alphabetical-index-mark-end text:id="IMark16587518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4">Code</text:p>
          </table:table-cell>
          <table:table-cell table:style-name="Table41.B2" office:value-type="string">
            <text:p text:style-name="P14">Result</text:p>
          </table:table-cell>
        </table:table-row>
        <table:table-row>
          <table:table-cell table:style-name="Table41.A2" office:value-type="string">
            <text:p text:style-name="Snippet">5 .to_x</text:p>
          </table:table-cell>
          <table:table-cell table:style-name="Table41.B2" office:value-type="string">
            <text:p text:style-name="P16">5+0i</text:p>
          </table:table-cell>
        </table:table-row>
        <table:table-row>
          <table:table-cell table:style-name="Table41.A2" office:value-type="string">
            <text:p text:style-name="Snippet">5.2 .to_x</text:p>
          </table:table-cell>
          <table:table-cell table:style-name="Table41.B2" office:value-type="string">
            <text:p text:style-name="P16">5.2+0i</text:p>
          </table:table-cell>
        </table:table-row>
        <table:table-row>
          <table:table-cell table:style-name="Table41.A2" office:value-type="string">
            <text:p text:style-name="Snippet">“5” .to_x</text:p>
          </table:table-cell>
          <table:table-cell table:style-name="Table41.B2" office:value-type="string">
            <text:p text:style-name="P16">5+0i</text:p>
          </table:table-cell>
        </table:table-row>
        <table:table-row>
          <table:table-cell table:style-name="Table41.A2" office:value-type="string">
            <text:p text:style-name="Snippet">1+2i .to_x</text:p>
          </table:table-cell>
          <table:table-cell table:style-name="Table41.B2" office:value-type="string">
            <text:p text:style-name="P16">1+2i</text:p>
          </table:table-cell>
        </table:table-row>
        <table:table-row>
          <table:table-cell table:style-name="Table41.A2" office:value-type="string">
            <text:p text:style-name="Snippet">“apple” .to_x</text:p>
          </table:table-cell>
          <table:table-cell table:style-name="Table41.B2" office:value-type="string">
            <text:p text:style-name="P16">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65875180"/>.to_x!<text:alphabetical-index-mark-end text:id="IMark16587518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4">Code</text:p>
          </table:table-cell>
          <table:table-cell table:style-name="Table42.B2" office:value-type="string">
            <text:p text:style-name="P14">Result</text:p>
          </table:table-cell>
        </table:table-row>
        <table:table-row table:style-name="Table42.1">
          <table:table-cell table:style-name="Table42.A2" office:value-type="string">
            <text:p text:style-name="Snippet">5 .to_x!</text:p>
          </table:table-cell>
          <table:table-cell table:style-name="Table42.B2" office:value-type="string">
            <text:p text:style-name="P16">5+0i</text:p>
          </table:table-cell>
        </table:table-row>
        <table:table-row table:style-name="Table42.1">
          <table:table-cell table:style-name="Table42.A2" office:value-type="string">
            <text:p text:style-name="Snippet">5.2 .to_x!</text:p>
          </table:table-cell>
          <table:table-cell table:style-name="Table42.B2" office:value-type="string">
            <text:p text:style-name="P16">5.2+0i</text:p>
          </table:table-cell>
        </table:table-row>
        <table:table-row table:style-name="Table42.1">
          <table:table-cell table:style-name="Table42.A2" office:value-type="string">
            <text:p text:style-name="Snippet">“5” .to_x!</text:p>
          </table:table-cell>
          <table:table-cell table:style-name="Table42.B2" office:value-type="string">
            <text:p text:style-name="P16">5+0i</text:p>
          </table:table-cell>
        </table:table-row>
        <table:table-row table:style-name="Table42.1">
          <table:table-cell table:style-name="Table42.A2" office:value-type="string">
            <text:p text:style-name="Snippet">1+2i .to_x!</text:p>
          </table:table-cell>
          <table:table-cell table:style-name="Table42.B2" office:value-type="string">
            <text:p text:style-name="P16">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65875180"/>&lt;&gt;<text:alphabetical-index-mark-end text:id="IMark165875180"/>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4">Code</text:p>
          </table:table-cell>
          <table:table-cell table:style-name="Table23.B2" office:value-type="string">
            <text:p text:style-name="P14">Result</text:p>
          </table:table-cell>
        </table:table-row>
        <table:table-row table:style-name="Table23.2">
          <table:table-cell table:style-name="Table23.A2" office:value-type="string">
            <text:p text:style-name="Snippet"/>
          </table:table-cell>
          <table:table-cell table:style-name="Table23.B2" office:value-type="string">
            <text:p text:style-name="P16"/>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65875180"/>=<text:alphabetical-index-mark-end text:id="IMark165875180"/>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4">Code</text:p>
          </table:table-cell>
          <table:table-cell table:style-name="Table43.B2" office:value-type="string">
            <text:p text:style-name="P14">Result</text:p>
          </table:table-cell>
        </table:table-row>
        <table:table-row table:style-name="Table43.2">
          <table:table-cell table:style-name="Table43.A2" office:value-type="string">
            <text:p text:style-name="Snippet"/>
          </table:table-cell>
          <table:table-cell table:style-name="Table43.B2" office:value-type="string">
            <text:p text:style-name="P16"/>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5875180"/>^^<text:alphabetical-index-mark-end text:id="IMark16587518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4">Code</text:p>
          </table:table-cell>
          <table:table-cell table:style-name="Table44.B2" office:value-type="string">
            <text:p text:style-name="P14">Result</text:p>
          </table:table-cell>
        </table:table-row>
        <table:table-row table:style-name="Table44.2">
          <table:table-cell table:style-name="Table44.A2" office:value-type="string">
            <text:p text:style-name="Snippet"/>
          </table:table-cell>
          <table:table-cell table:style-name="Table44.B2" office:value-type="string">
            <text:p text:style-name="P16"/>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65875180"/>distinct?<text:alphabetical-index-mark-end text:id="IMark16587518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4">Code</text:p>
          </table:table-cell>
          <table:table-cell table:style-name="Table46.B2" office:value-type="string">
            <text:p text:style-name="P1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6">true</text:p>
          </table:table-cell>
        </table:table-row>
        <table:table-row table:style-name="Table46.1">
          <table:table-cell table:style-name="Table46.A2" office:value-type="string">
            <text:p text:style-name="Snippet">4 4 distinct?</text:p>
          </table:table-cell>
          <table:table-cell table:style-name="Table46.B2" office:value-type="string">
            <text:p text:style-name="P16">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6">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6">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6">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65875180"/>identical?<text:alphabetical-index-mark-end text:id="IMark16587518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4">Code</text:p>
          </table:table-cell>
          <table:table-cell table:style-name="Table47.B2" office:value-type="string">
            <text:p text:style-name="P1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6">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6">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6">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6">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6">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65875180"/>max<text:alphabetical-index-mark-end text:id="IMark16587518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4">Code</text:p>
          </table:table-cell>
          <table:table-cell table:style-name="Table48.B2" office:value-type="string">
            <text:p text:style-name="P14">Result</text:p>
          </table:table-cell>
        </table:table-row>
        <table:table-row table:style-name="Table48.1">
          <table:table-cell table:style-name="Table48.A2" office:value-type="string">
            <text:p text:style-name="Snippet">4 5 max</text:p>
          </table:table-cell>
          <table:table-cell table:style-name="Table48.B2" office:value-type="string">
            <text:p text:style-name="P16">5</text:p>
          </table:table-cell>
        </table:table-row>
        <table:table-row table:style-name="Table48.1">
          <table:table-cell table:style-name="Table48.A2" office:value-type="string">
            <text:p text:style-name="Snippet">4 “5” max</text:p>
          </table:table-cell>
          <table:table-cell table:style-name="Table48.B2" office:value-type="string">
            <text:p text:style-name="P16">“5”</text:p>
          </table:table-cell>
        </table:table-row>
        <table:table-row table:style-name="Table48.1">
          <table:table-cell table:style-name="Table48.A2" office:value-type="string">
            <text:p text:style-name="Snippet">4 2 max</text:p>
          </table:table-cell>
          <table:table-cell table:style-name="Table48.B2" office:value-type="string">
            <text:p text:style-name="P16">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65875180"/>min<text:alphabetical-index-mark-end text:id="IMark1658751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4">Code</text:p>
          </table:table-cell>
          <table:table-cell table:style-name="Table49.B2" office:value-type="string">
            <text:p text:style-name="P14">Result</text:p>
          </table:table-cell>
        </table:table-row>
        <table:table-row table:style-name="Table49.1">
          <table:table-cell table:style-name="Table49.A2" office:value-type="string">
            <text:p text:style-name="Snippet">4 5 min</text:p>
          </table:table-cell>
          <table:table-cell table:style-name="Table49.B2" office:value-type="string">
            <text:p text:style-name="P16">4</text:p>
          </table:table-cell>
        </table:table-row>
        <table:table-row table:style-name="Table49.1">
          <table:table-cell table:style-name="Table49.A2" office:value-type="string">
            <text:p text:style-name="Snippet">4 “5” min</text:p>
          </table:table-cell>
          <table:table-cell table:style-name="Table49.B2" office:value-type="string">
            <text:p text:style-name="P16">4</text:p>
          </table:table-cell>
        </table:table-row>
        <table:table-row table:style-name="Table49.1">
          <table:table-cell table:style-name="Table49.A2" office:value-type="string">
            <text:p text:style-name="Snippet">4 2 min</text:p>
          </table:table-cell>
          <table:table-cell table:style-name="Table49.B2" office:value-type="string">
            <text:p text:style-name="P16">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65875180"/>nil&lt;&gt;<text:alphabetical-index-mark-end text:id="IMark165875180"/>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4">Code</text:p>
          </table:table-cell>
          <table:table-cell table:style-name="Table45.B2" office:value-type="string">
            <text:p text:style-name="P14">Result</text:p>
          </table:table-cell>
        </table:table-row>
        <table:table-row table:style-name="Table45.2">
          <table:table-cell table:style-name="Table45.A2" office:value-type="string">
            <text:p text:style-name="Snippet"/>
          </table:table-cell>
          <table:table-cell table:style-name="Table45.B2" office:value-type="string">
            <text:p text:style-name="P16"/>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65875180"/>nil=<text:alphabetical-index-mark-end text:id="IMark16587518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4">Code</text:p>
          </table:table-cell>
          <table:table-cell table:style-name="Table50.B2" office:value-type="string">
            <text:p text:style-name="P14">Result</text:p>
          </table:table-cell>
        </table:table-row>
        <table:table-row table:style-name="Table50.2">
          <table:table-cell table:style-name="Table50.A2" office:value-type="string">
            <text:p text:style-name="Snippet"/>
          </table:table-cell>
          <table:table-cell table:style-name="Table50.B2" office:value-type="string">
            <text:p text:style-name="P16"/>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65875180"/>not<text:alphabetical-index-mark-end text:id="IMark16587518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4">Code</text:p>
          </table:table-cell>
          <table:table-cell table:style-name="Table51.B2" office:value-type="string">
            <text:p text:style-name="P14">Result</text:p>
          </table:table-cell>
        </table:table-row>
        <table:table-row table:style-name="Table51.2">
          <table:table-cell table:style-name="Table51.A2" office:value-type="string">
            <text:p text:style-name="Snippet"/>
          </table:table-cell>
          <table:table-cell table:style-name="Table51.B2" office:value-type="string">
            <text:p text:style-name="P16"/>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65875180"/>||<text:alphabetical-index-mark-end text:id="IMark165875180"/>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4">Code</text:p>
          </table:table-cell>
          <table:table-cell table:style-name="Table52.B2" office:value-type="string">
            <text:p text:style-name="P14">Result</text:p>
          </table:table-cell>
        </table:table-row>
        <table:table-row table:style-name="Table52.1">
          <table:table-cell table:style-name="Table52.A2" office:value-type="string">
            <text:p text:style-name="Snippet"/>
          </table:table-cell>
          <table:table-cell table:style-name="Table52.B2" office:value-type="string">
            <text:p text:style-name="P16"/>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65873884"/>OutStream<text:alphabetical-index-mark-end text:id="IMark16587388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65873884"/>Procedure<text:alphabetical-index-mark-end text:id="IMark165873884"/></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65873884"/>Queue<text:alphabetical-index-mark-end text:id="IMark165873884"/></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65873884"/>Rational<text:alphabetical-index-mark-end text:id="IMark16587388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9" text:note-class="footnote"><text:note-citation>5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3">Literal<text:note text:id="ftn60" text:note-class="footnote"><text:note-citation>60</text:note-citation><text:note-body><text:p text:style-name="Footnote">No spaces are permitted within the literal.</text:p></text:note-body></text:note></text:p>
          </table:table-cell>
          <table:table-cell table:style-name="Table6.B1" office:value-type="string">
            <text:p text:style-name="P13">Value<text:note text:id="ftn61" text:note-class="footnote"><text:note-citation>6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2">1/2</text:p>
          </table:table-cell>
        </table:table-row>
        <table:table-row>
          <table:table-cell table:style-name="Table6.A2" office:value-type="string">
            <text:p text:style-name="P23">1.2/3</text:p>
          </table:table-cell>
          <table:table-cell table:style-name="Table6.B2" office:value-type="string">
            <text:p text:style-name="P1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5875564"/>.split<text:alphabetical-index-mark-end text:id="IMark16587556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4">Code</text:p>
          </table:table-cell>
          <table:table-cell table:style-name="Table18.B2" office:value-type="string">
            <text:p text:style-name="P14">Result</text:p>
          </table:table-cell>
        </table:table-row>
        <table:table-row table:style-name="Table18.1">
          <table:table-cell table:style-name="Table18.A2" office:value-type="string">
            <text:p text:style-name="P16">1/2 .split</text:p>
          </table:table-cell>
          <table:table-cell table:style-name="Table18.B2" office:value-type="string">
            <text:p text:style-name="P16">1 <text:s/>2</text:p>
          </table:table-cell>
        </table:table-row>
        <table:table-row table:style-name="Table18.1">
          <table:table-cell table:style-name="Table18.A2" office:value-type="string">
            <text:p text:style-name="P16">3/4 .split</text:p>
          </table:table-cell>
          <table:table-cell table:style-name="Table18.B2" office:value-type="string">
            <text:p text:style-name="P16">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65873788"/>Stack<text:alphabetical-index-mark-end text:id="IMark16587378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65873788"/>String<text:alphabetical-index-mark-end text:id="IMark16587378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65873788"/>Thread<text:alphabetical-index-mark-end text:id="IMark16587378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65873788"/><text:alphabetical-index-mark-start text:id="IMark165874652"/><text:alphabetical-index-mark-start text:id="IMark165875612"/>TrueClass<text:alphabetical-index-mark-end text:id="IMark165875612"/><text:alphabetical-index-mark-end text:id="IMark165874652"/><text:alphabetical-index-mark-end text:id="IMark16587378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7"/>
      <text:h text:style-name="Heading_20_1" text:outline-level="1"><text:alphabetical-index-mark-start text:id="IMark165873788"/>VirtualMachine<text:alphabetical-index-mark-end text:id="IMark165873788"/></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65875564"/>.:<text:alphabetical-index-mark-end text:id="IMark165875564"/>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6">(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6">(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6">(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65875564"/>super<text:alphabetical-index-mark-end text:id="IMark165875564"/>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6">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65875564"/>val:<text:alphabetical-index-mark-end text:id="IMark165875564"/>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6">(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5875564"/>var:<text:alphabetical-index-mark-end text:id="IMark165875564"/>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4">Code</text:p>
          </table:table-cell>
          <table:covered-table-cell/>
          <table:table-cell table:style-name="Table53.C2" office:value-type="string">
            <text:p text:style-name="P14">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6">(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65875564"/>val@:<text:alphabetical-index-mark-end text:id="IMark165875564"/>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4">Code</text:p>
          </table:table-cell>
          <table:table-cell table:style-name="Table53.C2" table:number-columns-spanned="2" office:value-type="string">
            <text:p text:style-name="P14">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6">(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65875564"/>var@:<text:alphabetical-index-mark-end text:id="IMark165875564"/>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4">Code</text:p>
          </table:table-cell>
          <table:table-cell table:style-name="Table53.C2" table:number-columns-spanned="2" office:value-type="string">
            <text:p text:style-name="P14">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6">(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65875564"/>;<text:alphabetical-index-mark-end text:id="IMark165875564"/>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65875564"/>.::<text:alphabetical-index-mark-end text:id="IMark165875564"/>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49"/>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65875564"/>inst:<text:alphabetical-index-mark-end text:id="IMark165875564"/>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65875564"/>local:<text:alphabetical-index-mark-end text:id="IMark165875564"/>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65875564"/>super<text:alphabetical-index-mark-end text:id="IMark165875564"/>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65875564"/>;<text:alphabetical-index-mark-end text:id="IMark165875564"/>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text:soft-page-break/>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65873788"/>Commands<text:alphabetical-index-mark-end text:id="IMark16587378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text:soft-page-break/>)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65873788"/>)entries<text:alphabetical-index-mark-end text:id="IMark165873788"/>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2" text:note-class="footnote"><text:note-citation>6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3">Expression Character</text:p>
          </table:table-cell>
          <table:table-cell table:style-name="Table4.B1" office:value-type="string">
            <text:p text:style-name="P14">Description</text:p>
          </table:table-cell>
        </table:table-row>
        <table:table-row>
          <table:table-cell table:style-name="Table4.A2" office:value-type="string">
            <text:p text:style-name="P19">.</text:p>
          </table:table-cell>
          <table:table-cell table:style-name="Table4.B2" office:value-type="string">
            <text:p text:style-name="P16">Any character except newline</text:p>
          </table:table-cell>
        </table:table-row>
        <table:table-row>
          <table:table-cell table:style-name="Table4.A2" office:value-type="string">
            <text:p text:style-name="P19">[A-Z]</text:p>
          </table:table-cell>
          <table:table-cell table:style-name="Table4.B2" office:value-type="string">
            <text:p text:style-name="P16">Any uppercase alphabetical character.</text:p>
          </table:table-cell>
        </table:table-row>
        <table:table-row>
          <table:table-cell table:style-name="Table4.A2" office:value-type="string">
            <text:p text:style-name="P19">[A-Za-z0-9_]</text:p>
          </table:table-cell>
          <table:table-cell table:style-name="Table4.B2" office:value-type="string">
            <text:p text:style-name="P16">Any alphanumeric or underscore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text:p>
          </table:table-cell>
          <table:table-cell table:style-name="Table4.B2" office:value-type="string">
            <text:p text:style-name="P16">A single '$' character.</text:p>
          </table:table-cell>
        </table:table-row>
        <table:table-row>
          <table:table-cell table:style-name="Table4.A2" office:value-type="string">
            <text:p text:style-name="P19">\d</text:p>
          </table:table-cell>
          <table:table-cell table:style-name="Table4.B2" office:value-type="string">
            <text:p text:style-name="P16">A digit (0..9)</text:p>
          </table:table-cell>
        </table:table-row>
        <table:table-row>
          <table:table-cell table:style-name="Table4.A2" office:value-type="string">
            <text:p text:style-name="P19">X*</text:p>
          </table:table-cell>
          <table:table-cell table:style-name="Table4.B2" office:value-type="string">
            <text:p text:style-name="P16">0 or more repetitions of the X expression.</text:p>
          </table:table-cell>
        </table:table-row>
        <table:table-row>
          <table:table-cell table:style-name="Table4.A2" office:value-type="string">
            <text:p text:style-name="P19">X+</text:p>
          </table:table-cell>
          <table:table-cell table:style-name="Table4.B2" office:value-type="string">
            <text:p text:style-name="P16">1 or more repetitions of the X expression.</text:p>
          </table:table-cell>
        </table:table-row>
        <table:table-row>
          <table:table-cell table:style-name="Table4.A2" office:value-type="string">
            <text:p text:style-name="P19">^</text:p>
          </table:table-cell>
          <table:table-cell table:style-name="Table4.B2" office:value-type="string">
            <text:p text:style-name="P16">The beginning of the line or string.</text:p>
          </table:table-cell>
        </table:table-row>
        <table:table-row>
          <table:table-cell table:style-name="Table4.A2" office:value-type="string">
            <text:p text:style-name="P19">$</text:p>
          </table:table-cell>
          <table:table-cell table:style-name="Table4.B2" office:value-type="string">
            <text:p text:style-name="P16">The end of the line or string</text:p>
          </table:table-cell>
        </table:table-row>
        <table:table-row>
          <table:table-cell table:style-name="Table4.A2" office:value-type="string">
            <text:p text:style-name="P17">other</text:p>
          </table:table-cell>
          <table:table-cell table:style-name="Table4.B2" office:value-type="string">
            <text:p text:style-name="P16">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9">A</text:p>
          <text:p text:style-name="P58">again<text:tab/>24</text:p>
          <text:p text:style-name="P58">Archive<text:tab/>11</text:p>
          <text:p text:style-name="P58">Array<text:tab/>51</text:p>
          <text:p text:style-name="P59">B</text:p>
          <text:p text:style-name="P58">begin<text:tab/>23</text:p>
          <text:p text:style-name="P58">bounce<text:tab/>34, 36</text:p>
          <text:p text:style-name="P59">C</text:p>
          <text:p text:style-name="P58">catch<text:tab/>33, 36</text:p>
          <text:p text:style-name="P58">Class<text:tab/>62</text:p>
          <text:p text:style-name="P58">Classes<text:tab/>45</text:p>
          <text:p text:style-name="P58">Commands<text:tab/>63, 108</text:p>
          <text:p text:style-name="P58">Complex<text:tab/>65</text:p>
          <text:p text:style-name="P59">D</text:p>
          <text:p text:style-name="P58">Declarations<text:tab/>25</text:p>
          <text:p text:style-name="P58">Demo.rb<text:tab/>11</text:p>
          <text:p text:style-name="P58">distinct?<text:tab/>89</text:p>
          <text:p text:style-name="P58">do<text:tab/>22</text:p>
          <text:p text:style-name="P58">do_map_name<text:tab/>49</text:p>
          <text:p text:style-name="P58">drop<text:tab/>18</text:p>
          <text:p text:style-name="P58">Duck Typing<text:tab/>25</text:p>
          <text:p text:style-name="P58">dup<text:tab/>18</text:p>
          <text:p text:style-name="P59">E</text:p>
          <text:p text:style-name="P58">else<text:tab/>20</text:p>
          <text:p text:style-name="P59">F</text:p>
          <text:p text:style-name="P58">FalseClass<text:tab/>68</text:p>
          <text:p text:style-name="P58">finally<text:tab/>35p.</text:p>
          <text:p text:style-name="P58">Float<text:tab/>70</text:p>
          <text:p text:style-name="P59">H</text:p>
          <text:p text:style-name="P58">Hash<text:tab/>71</text:p>
          <text:p text:style-name="P59">I</text:p>
          <text:p text:style-name="P58">i<text:tab/>22</text:p>
          <text:p text:style-name="P58">identical?<text:tab/>89</text:p>
          <text:p text:style-name="P58">if<text:tab/>20</text:p>
          <text:p text:style-name="P58">Inheritance<text:tab/>46</text:p>
          <text:p text:style-name="P58">inst:<text:tab/>106</text:p>
          <text:p text:style-name="P58">InStream<text:tab/>72</text:p>
          <text:p text:style-name="P58">Integer<text:tab/>73</text:p>
          <text:p text:style-name="P59">J</text:p>
          <text:p text:style-name="P58">j<text:tab/>22</text:p>
          <text:p text:style-name="P59">L</text:p>
          <text:p text:style-name="P58">Late Binding<text:tab/>46</text:p>
          <text:p text:style-name="P58">local:<text:tab/>106</text:p>
          <text:p text:style-name="P58">loop<text:tab/>22</text:p>
          <text:p text:style-name="P59">M</text:p>
          <text:p text:style-name="P58">max<text:tab/>90</text:p>
          <text:p text:style-name="P58">MaxNumeric<text:tab/>75</text:p>
          <text:p text:style-name="P58">Method Mapping<text:tab/>47</text:p>
          <text:p text:style-name="P58">Methods<text:tab/>46</text:p>
          <text:p text:style-name="P58">min<text:tab/>90</text:p>
          <text:p text:style-name="P58">MinNumeric<text:tab/>76</text:p>
          <text:p text:style-name="P58">Mutation<text:tab/>27</text:p>
          <text:p text:style-name="P59">N</text:p>
          <text:p text:style-name="P58">nil&lt;&gt;<text:tab/>90</text:p>
          <text:p text:style-name="P58">nil=<text:tab/>91</text:p>
          <text:p text:style-name="P58">NilClass<text:tab/>77</text:p>
          <text:p text:style-name="P58">nip<text:tab/>18</text:p>
          <text:p text:style-name="P58">not<text:tab/>91</text:p>
          <text:p text:style-name="P58">Numeric<text:tab/>79</text:p>
          <text:p text:style-name="P59">O</text:p>
          <text:p text:style-name="P58">Object<text:tab/>82</text:p>
          <text:p text:style-name="P58">OutStream<text:tab/>92</text:p>
          <text:p text:style-name="P58">over<text:tab/>18</text:p>
          <text:p text:style-name="P59">P</text:p>
          <text:p text:style-name="P58">pick<text:tab/>18</text:p>
          <text:p text:style-name="P58">Polymorphism<text:tab/>46</text:p>
          <text:p text:style-name="P58">Procedure<text:tab/>94</text:p>
          <text:p text:style-name="P59">Q</text:p>
          <text:p text:style-name="P58">Queue<text:tab/>95</text:p>
          <text:p text:style-name="P59">R</text:p>
          <text:p text:style-name="P58">Rake<text:tab/>11</text:p>
          <text:p text:style-name="P58">Rational<text:tab/>96</text:p>
          <text:p text:style-name="P58">Referencing<text:tab/>26</text:p>
          <text:p text:style-name="P58">repeat<text:tab/>24</text:p>
          <text:p text:style-name="P58">Routing<text:tab/>48</text:p>
          <text:p text:style-name="P59">S</text:p>
          <text:p text:style-name="P58">Scoping<text:tab/>25</text:p>
          <text:p text:style-name="P58">Stack<text:tab/>98</text:p>
          <text:p text:style-name="P58">String<text:tab/>99</text:p>
          <text:p text:style-name="P58">super<text:tab/>104, 106</text:p>
          <text:p text:style-name="P58">swap<text:tab/>19</text:p>
          <text:p text:style-name="P58">switch<text:tab/>20</text:p>
          <text:p text:style-name="P58">SymbolMap<text:tab/>47</text:p>
          <text:p text:style-name="P59">T</text:p>
          <text:p text:style-name="P58">Testing<text:tab/>11</text:p>
          <text:p text:style-name="P58">Thanks<text:tab/>9</text:p>
          <text:p text:style-name="P58">then<text:tab/>20</text:p>
          <text:p text:style-name="P58">Thread<text:tab/>101</text:p>
          <text:p text:style-name="P58">throw"<text:tab/>37</text:p>
          <text:p text:style-name="P58">TrueClass<text:tab/>102</text:p>
          <text:p text:style-name="P58">try<text:tab/>33, 36</text:p>
          <text:p text:style-name="P58">tuck<text:tab/>19</text:p>
          <text:p text:style-name="P58">Typing<text:tab/>25</text:p>
          <text:p text:style-name="P59">U</text:p>
          <text:p text:style-name="P58">until<text:tab/>24</text:p>
          <text:p text:style-name="P59">V</text:p>
          <text:p text:style-name="P58">val:<text:tab/>25, 104</text:p>
          <text:p text:style-name="P58">val@:<text:tab/>26, 105</text:p>
          <text:p text:style-name="P58">val#:<text:tab/>26</text:p>
          <text:p text:style-name="P58">val$:<text:tab/>26</text:p>
          <text:p text:style-name="P58">var:<text:tab/>25, 105</text:p>
          <text:p text:style-name="P58">var@:<text:tab/>26, 105</text:p>
          <text:p text:style-name="P58">var#:<text:tab/>26</text:p>
          <text:p text:style-name="P58">var$:<text:tab/>26</text:p>
          <text:p text:style-name="P58">VirtualMachine<text:tab/>103</text:p>
          <text:p text:style-name="P59">X</text:p>
          <text:p text:style-name="P58">x<text:tab/>52</text:p>
          <text:p text:style-name="P59">^</text:p>
          <text:p text:style-name="P58">^^<text:tab/>68, 77, 89</text:p>
          <text:p text:style-name="P59">-</text:p>
          <text:p text:style-name="P58">-i<text:tab/>22</text:p>
          <text:p text:style-name="P58">-j<text:tab/>22</text:p>
          <text:p text:style-name="P59">;</text:p>
          <text:p text:style-name="P58">;<text:tab/>105p.</text:p>
          <text:p text:style-name="P59">:</text:p>
          <text:p text:style-name="P58">:<text:tab/>48</text:p>
          <text:p text:style-name="P59">!</text:p>
          <text:p text:style-name="P58">!<text:tab/>54</text:p>
          <text:p text:style-name="P59">?</text:p>
          <text:p text:style-name="P58">?"<text:tab/>34, 36</text:p>
          <text:p text:style-name="P59">.</text:p>
          <text:p text:style-name="P58">.<text:tab/>82</text:p>
          <text:p text:style-name="P58">.-left<text:tab/>55</text:p>
          <text:p text:style-name="P58">.-mid<text:tab/>56</text:p>
          <text:p text:style-name="P58">.-midlr<text:tab/>56</text:p>
          <text:p text:style-name="P58">.-right<text:tab/>56</text:p>
          <text:p text:style-name="P58">.:<text:tab/>48, 104</text:p>
          <text:p text:style-name="P58">.::<text:tab/>48, 105</text:p>
          <text:p text:style-name="P58">.[]!<text:tab/>56</text:p>
          <text:p text:style-name="P58">.[]@<text:tab/>57</text:p>
          <text:p text:style-name="P58">.+left<text:tab/>54</text:p>
          <text:p text:style-name="P58">.+mid<text:tab/>55</text:p>
          <text:p text:style-name="P58">.+midlr<text:tab/>55</text:p>
          <text:p text:style-name="P58">.+right<text:tab/>55</text:p>
          <text:p text:style-name="P58">.cbrt<text:tab/>66</text:p>
          <text:p text:style-name="P58">.class<text:tab/>83</text:p>
          <text:p text:style-name="P58">.clone<text:tab/>83</text:p>
          <text:p text:style-name="P58">.copy<text:tab/>83</text:p>
          <text:p text:style-name="P58">.e**<text:tab/>66</text:p>
          <text:p text:style-name="P58">.init<text:tab/>26, 84</text:p>
          <text:p text:style-name="P58">.is_class?<text:tab/>62, 84</text:p>
          <text:p text:style-name="P58">.left<text:tab/>57</text:p>
          <text:p text:style-name="P58">.length<text:tab/>57</text:p>
          <text:p text:style-name="P58">.max<text:tab/>58</text:p>
          <text:p text:style-name="P58">.mid<text:tab/>58</text:p>
          <text:p text:style-name="P58">.midlr<text:tab/>58</text:p>
          <text:p text:style-name="P58">.min<text:tab/>59</text:p>
          <text:p text:style-name="P58">.name<text:tab/>84</text:p>
          <text:p text:style-name="P58">.new<text:tab/>52, 62</text:p>
          <text:p text:style-name="P58">.new_size<text:tab/>53</text:p>
          <text:p text:style-name="P58">.new_value<text:tab/>53</text:p>
          <text:p text:style-name="P58">.new_values<text:tab/>53</text:p>
          <text:p text:style-name="P58">.new{<text:tab/>52</text:p>
          <text:p text:style-name="P58">.parent_class<text:tab/>63</text:p>
          <text:p text:style-name="P58">.pp<text:tab/>59</text:p>
          <text:p text:style-name="P58">.reverse<text:tab/>59</text:p>
          <text:p text:style-name="P58">.right<text:tab/>59</text:p>
          <text:p text:style-name="P58">.shuffle<text:tab/>60</text:p>
          <text:p text:style-name="P58">.sort<text:tab/>60</text:p>
          <text:p text:style-name="P58"><text:soft-page-break/>.split<text:tab/>66, 96</text:p>
          <text:p text:style-name="P58">.sqrt<text:tab/>66</text:p>
          <text:p text:style-name="P58">.strlen<text:tab/>84</text:p>
          <text:p text:style-name="P58">.strmax<text:tab/>60</text:p>
          <text:p text:style-name="P58">.subclass:<text:tab/>63</text:p>
          <text:p text:style-name="P58">.throw<text:tab/>37</text:p>
          <text:p text:style-name="P58">.to_f<text:tab/>85</text:p>
          <text:p text:style-name="P58">.to_f!<text:tab/>85</text:p>
          <text:p text:style-name="P58">.to_i<text:tab/>85</text:p>
          <text:p text:style-name="P58">.to_i!<text:tab/>85</text:p>
          <text:p text:style-name="P58">.to_n<text:tab/>86</text:p>
          <text:p text:style-name="P58">.to_n!<text:tab/>86</text:p>
          <text:p text:style-name="P58">.to_r<text:tab/>87</text:p>
          <text:p text:style-name="P58">.to_r!<text:tab/>87</text:p>
          <text:p text:style-name="P58">.to_s<text:tab/>63, 87</text:p>
          <text:p text:style-name="P58">.to_x<text:tab/>88</text:p>
          <text:p text:style-name="P58">.to_x!<text:tab/>88</text:p>
          <text:p text:style-name="P59">)</text:p>
          <text:p text:style-name="P58">)entries<text:tab/>110</text:p>
          <text:p text:style-name="P58">)methods<text:tab/>64, 82</text:p>
          <text:p text:style-name="P58">)stubs<text:tab/>64</text:p>
          <text:p text:style-name="P59">}</text:p>
          <text:p text:style-name="P58">}<text:tab/>52</text:p>
          <text:p text:style-name="P59">@</text:p>
          <text:p text:style-name="P58">@<text:tab/>61</text:p>
          <text:p text:style-name="P59">&amp;</text:p>
          <text:p text:style-name="P58">&amp;&amp;<text:tab/>68, 77, 82</text:p>
          <text:p text:style-name="P59">+</text:p>
          <text:p text:style-name="P58">+<text:tab/>54</text:p>
          <text:p text:style-name="P58">+loop<text:tab/>22</text:p>
          <text:p text:style-name="P59">&lt;</text:p>
          <text:p text:style-name="P58">&lt;&lt;<text:tab/>61</text:p>
          <text:p text:style-name="P58">&lt;&gt;<text:tab/>88</text:p>
          <text:p text:style-name="P59">=</text:p>
          <text:p text:style-name="P58">=<text:tab/>89</text:p>
          <text:p text:style-name="P59">|</text:p>
          <text:p text:style-name="P58">||<text:tab/>69, 77, 91</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6">[before] word [after] (h3)</text:p>
            <text:p text:style-name="Text_20_body">Routing:</text:p>
            <text:p text:style-name="P3">description</text:p>
          </table:table-cell>
          <table:covered-table-cell/>
        </table:table-row>
        <table:table-row table:style-name="Table58.1">
          <table:table-cell table:style-name="Table58.A2" office:value-type="string">
            <text:p text:style-name="P14">Code</text:p>
          </table:table-cell>
          <table:table-cell table:style-name="Table58.B2" office:value-type="string">
            <text:p text:style-name="P14">Result</text:p>
          </table:table-cell>
        </table:table-row>
        <table:table-row table:style-name="Table58.1">
          <table:table-cell table:style-name="Table58.A2" office:value-type="string">
            <text:p text:style-name="Snippet"/>
          </table:table-cell>
          <table:table-cell table:style-name="Table58.B2" office:value-type="string">
            <text:p text:style-name="P16"/>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6">[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4">Code</text:p>
          </table:table-cell>
          <table:table-cell table:style-name="Table61.B2" office:value-type="string">
            <text:p text:style-name="P14">Result</text:p>
          </table:table-cell>
        </table:table-row>
        <table:table-row table:style-name="Table61.2">
          <table:table-cell table:style-name="Table61.A2" office:value-type="string">
            <text:p text:style-name="Snippet"/>
          </table:table-cell>
          <table:table-cell table:style-name="Table61.B2" office:value-type="string">
            <text:p text:style-name="P16"/>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4">Code</text:p>
          </table:table-cell>
          <table:table-cell table:style-name="Table102.B1" office:value-type="string">
            <text:p text:style-name="P14">Result</text:p>
          </table:table-cell>
        </table:table-row>
        <table:table-row table:style-name="Table102.1">
          <table:table-cell table:style-name="Table102.A2" office:value-type="string">
            <text:p text:style-name="Snippet"/>
          </table:table-cell>
          <table:table-cell table:style-name="Table102.B2" office:value-type="string">
            <text:p text:style-name="P1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13</text:page-number> of <text:page-count>11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18H15M24S</meta:editing-duration>
    <meta:editing-cycles>1692</meta:editing-cycles>
    <meta:generator>OpenOffice/4.1.1$Win32 OpenOffice.org_project/411m6$Build-9775</meta:generator>
    <dc:date>2015-04-17T19:02:26.71</dc:date>
    <dc:creator>Peter Camilleri</dc:creator>
    <meta:printed-by>Peter Camilleri</meta:printed-by>
    <meta:print-date>2015-02-10T10:49:15.76</meta:print-date>
    <meta:document-statistic meta:table-count="102" meta:image-count="0" meta:object-count="0" meta:page-count="115" meta:paragraph-count="3676" meta:word-count="20478" meta:character-count="118291"/>
    <meta:template xlink:type="simple" xlink:actuate="onRequest" xlink:title="MyDefault" xlink:href="../../../../OpenOffice.org/3/user/template/MyDefault.ott" meta:date="2014-06-26T22:09:00.24"/>
  </office:meta>
</office:document-meta>
</file>